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000000000A500000064294780F2.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022cm" fo:margin-left="0cm" fo:margin-right="-0.021cm" style:page-number="auto" table:align="margins" style:writing-mode="lr-tb"/>
    </style:style>
    <style:style style:name="Tabella1.A" style:family="table-column">
      <style:table-column-properties style:column-width="8.909cm" style:rel-column-width="34302*"/>
    </style:style>
    <style:style style:name="Tabella1.B" style:family="table-column">
      <style:table-column-properties style:column-width="8.112cm" style:rel-column-width="31233*"/>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2" style:family="table">
      <style:table-properties style:width="17.018cm" fo:margin-left="0.004cm" fo:margin-right="-0.021cm" table:align="margins" style:writing-mode="lr-tb"/>
    </style:style>
    <style:style style:name="Tabella2.A" style:family="table-column">
      <style:table-column-properties style:column-width="1.991cm" style:rel-column-width="7668*"/>
    </style:style>
    <style:style style:name="Tabella2.B" style:family="table-column">
      <style:table-column-properties style:column-width="15.027cm" style:rel-column-width="57867*"/>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5" style:family="table">
      <style:table-properties style:width="17cm" table:align="margins" style:writing-mode="lr-tb"/>
    </style:style>
    <style:style style:name="Tabella5.A" style:family="table-column">
      <style:table-column-properties style:column-width="8.5cm" style:rel-column-width="32767*"/>
    </style:style>
    <style:style style:name="Tabella5.B" style:family="table-column">
      <style:table-column-properties style:column-width="8.5cm" style:rel-column-width="32768*"/>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margin-left="0cm" fo:margin-right="0cm" fo:text-align="start" style:justify-single-word="false" fo:text-indent="0cm" style:auto-text-indent="false" style:text-autospace="none" style:punctuation-wrap="simple" style:vertical-align="baseline"/>
      <style:text-properties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P4" style:family="paragraph" style:parent-style-name="Normale">
      <style:paragraph-properties fo:margin-left="0cm" fo:margin-right="0cm" fo:text-align="center" style:justify-single-word="false" fo:text-indent="0cm" style:auto-text-indent="false">
        <style:tab-stops>
          <style:tab-stop style:position="9.502cm"/>
        </style:tab-stops>
      </style:paragraph-properties>
      <style:text-properties style:font-name="Arial" fo:font-size="10pt" fo:font-weight="normal" style:font-size-asian="10pt" style:font-weight-asian="normal" style:font-size-complex="10pt"/>
    </style:style>
    <style:style style:name="P5"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7" style:family="paragraph" style:parent-style-name="Standard">
      <style:text-properties style:font-name="Times New Roman" fo:font-size="11pt" style:font-size-asian="11pt" style:font-size-complex="11pt"/>
    </style:style>
    <style:style style:name="P8"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9"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10"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11" style:family="paragraph" style:parent-style-name="Standard">
      <style:paragraph-properties fo:text-align="center" style:justify-single-word="false"/>
      <style:text-properties style:font-name="Arial" fo:font-size="10.5pt" style:font-size-asian="10.5pt" style:font-size-complex="10.5pt"/>
    </style:style>
    <style:style style:name="P12" style:family="paragraph" style:parent-style-name="Standard">
      <style:paragraph-properties fo:text-align="center" style:justify-single-word="false" style:snap-to-layout-grid="false"/>
      <style:text-properties style:font-name="Arial" fo:font-size="10.5pt" style:font-size-asian="10.5pt" style:font-size-complex="10.5pt"/>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4" style:family="paragraph" style:parent-style-name="Standard">
      <style:paragraph-properties fo:text-align="center" style:justify-single-word="false" style:snap-to-layout-grid="false"/>
      <style:text-properties style:font-name="Arial" fo:font-size="10.5pt" style:text-underline-style="none" fo:font-weight="normal" style:font-size-asian="10.5pt" style:font-weight-asian="normal" style:font-size-complex="10.5pt" style:font-weight-complex="normal"/>
    </style:style>
    <style:style style:name="P15"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16"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17"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18"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19" style:family="paragraph" style:parent-style-name="Standard">
      <style:paragraph-properties fo:text-align="start" style:justify-single-word="false"/>
      <style:text-properties style:font-name="Arial" fo:font-size="11pt" fo:font-style="italic" fo:background-color="#ffff00" style:font-size-asian="11pt" style:font-style-asian="italic" style:font-size-complex="11pt" style:font-style-complex="italic"/>
    </style:style>
    <style:style style:name="P20" style:family="paragraph" style:parent-style-name="Standard">
      <style:paragraph-properties fo:text-align="start" style:justify-single-word="false"/>
      <style:text-properties style:font-name="Arial" fo:font-size="11pt" fo:font-style="italic" style:text-underline-style="none" fo:font-weight="normal" fo:background-color="#ffff99" style:font-size-asian="11pt" style:font-style-asian="italic" style:font-weight-asian="normal" style:font-size-complex="11pt" style:font-style-complex="italic" style:font-weight-complex="normal"/>
    </style:style>
    <style:style style:name="P21" style:family="paragraph" style:parent-style-name="Standard">
      <style:paragraph-properties fo:text-align="justify" style:justify-single-word="false"/>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P22" style:family="paragraph" style:parent-style-name="Standard">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23" style:family="paragraph" style:parent-style-name="Standard">
      <style:paragraph-properties fo:text-align="justify" style:justify-single-word="false"/>
      <style:text-properties style:font-name="Arial" fo:font-size="11pt" fo:font-weight="bold" fo:background-color="transparent" style:font-size-asian="11pt" style:font-weight-asian="bold" style:font-size-complex="11pt" style:font-weight-complex="bold"/>
    </style:style>
    <style:style style:name="P24" style:family="paragraph" style:parent-style-name="Standard">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style:font-name="Arial" fo:font-size="11pt" style:text-underline-style="none" fo:font-weight="normal" fo:background-color="transparent"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style:font-name="Arial" fo:font-size="11pt" style:text-underline-style="none" fo:font-weight="normal" fo:background-color="transparent" style:font-size-asian="11pt" style:font-weight-asian="normal" style:font-name-complex="Times New Roman" style:font-size-complex="11pt" style:font-weight-complex="normal"/>
    </style:style>
    <style:style style:name="P27" style:family="paragraph" style:parent-style-name="Standard">
      <style:paragraph-properties fo:text-align="justify" style:justify-single-word="false"/>
      <style:text-properties style:font-name="Arial" fo:font-size="11pt" style:text-underline-style="none" fo:font-weight="bold" fo:background-color="#00ff00" style:font-size-asian="11pt" style:font-weight-asian="bold" style:font-size-complex="11pt" style:font-weight-complex="bold"/>
    </style:style>
    <style:style style:name="P28" style:family="paragraph" style:parent-style-name="Standard">
      <style:paragraph-properties fo:text-align="justify" style:justify-single-word="false"/>
      <style:text-properties style:font-name="Arial" fo:font-size="11pt" fo:background-color="transparent" style:font-size-asian="11pt" style:font-size-complex="11pt"/>
    </style:style>
    <style:style style:name="P29" style:family="paragraph" style:parent-style-name="Standard">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30" style:family="paragraph" style:parent-style-name="Standard">
      <style:paragraph-properties fo:text-align="justify" style:justify-single-word="false"/>
      <style:text-properties style:font-name="Arial" fo:font-size="11pt" fo:font-weight="normal" fo:background-color="#ffff99" style:font-size-asian="11pt" style:font-weight-asian="normal" style:font-size-complex="11pt" style:font-weight-complex="normal"/>
    </style:style>
    <style:style style:name="P31"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fo:background-color="#00ff00" style:font-size-asian="11pt" style:font-weight-asian="bold" style:font-size-complex="11pt" style:font-weight-complex="bold"/>
    </style:style>
    <style:style style:name="P32"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fo:background-color="transparent" style:font-size-asian="11pt" style:font-weight-asian="bold" style:font-size-complex="11pt" style:font-weight-complex="bold"/>
    </style:style>
    <style:style style:name="P33" style:family="paragraph" style:parent-style-name="Standard">
      <style:paragraph-properties fo:text-align="justify" style:justify-single-word="false"/>
      <style:text-properties style:font-name="Arial" fo:font-size="11pt" style:text-underline-style="solid" style:text-underline-width="auto" style:text-underline-color="font-color" fo:font-weight="bold" fo:background-color="#ff99ff" style:font-size-asian="11pt" style:font-weight-asian="bold" style:font-size-complex="11pt" style:font-weight-complex="bold"/>
    </style:style>
    <style:style style:name="P34" style:family="paragraph" style:parent-style-name="Standard">
      <style:paragraph-properties fo:text-align="justify" style:justify-single-word="false"/>
      <style:text-properties style:font-name="Arial" fo:font-size="11pt" style:text-underline-style="solid" style:text-underline-width="auto" style:text-underline-color="font-color" fo:font-weight="normal" fo:background-color="#ffff00" style:font-size-asian="11pt" style:font-weight-asian="normal" style:font-size-complex="11pt" style:font-weight-complex="normal"/>
    </style:style>
    <style:style style:name="P35" style:family="paragraph" style:parent-style-name="Standard">
      <style:paragraph-properties fo:text-align="justify" style:justify-single-word="false"/>
      <style:text-properties style:font-name="Arial" fo:font-size="11pt" style:font-size-asian="11pt" style:font-size-complex="11pt"/>
    </style:style>
    <style:style style:name="P36" style:family="paragraph" style:parent-style-name="Standard">
      <style:paragraph-properties fo:text-align="center" style:justify-single-word="false"/>
      <style:text-properties style:font-name="Arial"/>
    </style:style>
    <style:style style:name="P37" style:family="paragraph" style:parent-style-name="Standard">
      <style:paragraph-properties fo:text-align="justify" style:justify-single-word="false"/>
      <style:text-properties fo:color="#000000" style:font-name="Arial" fo:font-size="11pt" fo:font-weight="bold" fo:background-color="transparent" style:font-size-asian="11pt" style:font-weight-asian="bold" style:font-size-complex="11pt" style:font-weight-complex="bold"/>
    </style:style>
    <style:style style:name="P38"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P39" style:family="paragraph" style:parent-style-name="Normale">
      <style:text-properties style:font-name="Arial" fo:font-size="11pt" style:font-size-asian="11pt" style:font-size-complex="11pt"/>
    </style:style>
    <style:style style:name="P40" style:family="paragraph" style:parent-style-name="Normale">
      <style:paragraph-properties fo:text-align="end" style:justify-single-word="false"/>
      <style:text-properties style:font-name="Arial" fo:font-size="11pt" style:font-size-asian="11pt" style:font-size-complex="11pt"/>
    </style:style>
    <style:style style:name="P41" style:family="paragraph" style:parent-style-name="Normale">
      <style:paragraph-properties>
        <style:tab-stops>
          <style:tab-stop style:position="-2.501cm" style:type="right"/>
        </style:tab-stops>
      </style:paragraph-properties>
      <style:text-properties style:font-name="Arial" fo:font-size="11pt" fo:font-weight="bold" style:font-size-asian="11pt" style:font-weight-asian="bold" style:font-size-complex="11pt"/>
    </style:style>
    <style:style style:name="P42" style:family="paragraph" style:parent-style-name="Normale">
      <style:paragraph-properties>
        <style:tab-stops>
          <style:tab-stop style:position="-2.501cm" style:type="right"/>
        </style:tab-stops>
      </style:paragraph-properties>
      <style:text-properties style:font-name="Arial" fo:font-size="11pt" fo:font-weight="bold" fo:background-color="#66ffff" style:font-size-asian="11pt" style:font-weight-asian="bold" style:font-size-complex="11pt"/>
    </style:style>
    <style:style style:name="P43"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4" style:family="paragraph" style:parent-style-name="Normale">
      <style:text-properties style:font-name="Times New Roman" fo:font-size="11pt" style:font-size-asian="11pt" style:font-size-complex="11pt"/>
    </style:style>
    <style:style style:name="P4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P4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P47" style:family="paragraph" style:parent-style-name="Normale">
      <style:paragraph-properties fo:margin-left="2.251cm" fo:margin-right="0cm" fo:text-align="justify" style:justify-single-word="false" fo:hyphenation-ladder-count="no-limit" fo:text-indent="-2.251cm" style:auto-text-indent="false">
        <style:tab-stops/>
      </style:paragraph-properties>
      <style:text-properties style:font-name="Times New Roman" fo:font-size="11pt" style:font-size-asian="11pt" style:font-size-complex="11pt" fo:hyphenate="false" fo:hyphenation-remain-char-count="2" fo:hyphenation-push-char-count="2"/>
    </style:style>
    <style:style style:name="P48" style:family="paragraph" style:parent-style-name="Standard" style:master-page-name="">
      <style:paragraph-properties style:page-number="auto" fo:background-color="transparent">
        <style:tab-stops/>
        <style:background-image/>
      </style:paragraph-properties>
    </style:style>
    <style:style style:name="P49" style:family="paragraph" style:parent-style-name="Standard">
      <style:paragraph-properties fo:background-color="transparent">
        <style:tab-stops/>
        <style:background-image/>
      </style:paragraph-properties>
    </style:style>
    <style:style style:name="P50" style:family="paragraph" style:parent-style-name="Standard">
      <style:paragraph-properties fo:margin-left="0cm" fo:margin-right="0cm" fo:text-align="justify" style:justify-single-word="false" fo:text-indent="1.251cm" style:auto-text-indent="false"/>
      <style:text-properties style:font-name="Arial" fo:font-size="11pt" fo:font-weight="normal" fo:background-color="#66ffff" style:font-size-asian="11pt" style:font-weight-asian="normal" style:font-size-complex="11pt" style:font-weight-complex="normal"/>
    </style:style>
    <style:style style:name="P51" style:family="paragraph" style:parent-style-name="Standard">
      <style:paragraph-properties fo:margin-left="0cm" fo:margin-right="0cm" fo:text-align="justify" style:justify-single-word="false" fo:text-indent="1.251cm" style:auto-text-indent="false"/>
      <style:text-properties style:font-name="Arial" fo:font-size="11pt" fo:font-weight="normal" fo:background-color="#ffcc00" style:font-size-asian="11pt" style:font-weight-asian="normal" style:font-size-complex="11pt" style:font-weight-complex="normal"/>
    </style:style>
    <style:style style:name="P52" style:family="paragraph" style:parent-style-name="Standard">
      <style:paragraph-properties fo:margin-left="0cm" fo:margin-right="0cm" fo:text-align="justify" style:justify-single-word="false" fo:text-indent="1.251cm" style:auto-text-indent="false"/>
      <style:text-properties style:font-name="Arial" fo:font-size="11pt" fo:background-color="#00ff00" style:font-size-asian="11pt" style:font-size-complex="11pt"/>
    </style:style>
    <style:style style:name="P53" style:family="paragraph" style:parent-style-name="Standard">
      <style:paragraph-properties fo:margin-left="0cm" fo:margin-right="0cm" fo:text-align="justify" style:justify-single-word="false" fo:text-indent="1.251cm" style:auto-text-indent="false"/>
      <style:text-properties style:font-name="Arial" fo:font-size="11pt" fo:background-color="#ffcc00" style:font-size-asian="11pt" style:font-size-complex="11pt"/>
    </style:style>
    <style:style style:name="P54"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55" style:family="paragraph" style:parent-style-name="Standard">
      <style:paragraph-properties fo:margin-left="0cm" fo:margin-right="0cm" fo:text-align="justify" style:justify-single-word="false" fo:text-indent="1.251cm" style:auto-text-indent="false"/>
      <style:text-properties style:font-name="Arial" fo:font-size="11pt" style:text-underline-style="none" fo:font-weight="normal" fo:background-color="transparent" style:font-size-asian="11pt" style:font-weight-asian="normal" style:font-size-complex="11pt" style:font-weight-complex="normal"/>
    </style:style>
    <style:style style:name="P56" style:family="paragraph" style:parent-style-name="Standard">
      <style:paragraph-properties fo:margin-left="0cm" fo:margin-right="0cm" fo:margin-top="0.176cm" fo:margin-bottom="0cm" fo:text-align="justify" style:justify-single-word="false" fo:text-indent="1.251cm" style:auto-text-indent="false" style:text-autospace="ideograph-alpha" style:punctuation-wrap="hanging" style:vertical-align="auto"/>
      <style:text-properties style:font-name="Arial" fo:font-size="11pt" style:font-size-asian="11pt" style:font-size-complex="11pt"/>
    </style:style>
    <style:style style:name="P57"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58"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59" style:family="paragraph" style:parent-style-name="Text_20_body">
      <style:text-properties style:font-name="Times New Roman" fo:font-size="10.5pt" style:font-size-asian="10.5pt" style:font-size-complex="10.5pt"/>
    </style:style>
    <style:style style:name="P60" style:family="paragraph" style:parent-style-name="Text_20_body">
      <style:paragraph-properties fo:text-align="center" style:justify-single-word="false"/>
      <style:text-properties style:font-name="Arial" fo:font-size="11pt" fo:font-weight="bold" fo:background-color="transparent" style:font-size-asian="11pt" style:font-weight-asian="bold" style:font-size-complex="11pt" style:font-weight-complex="bold"/>
    </style:style>
    <style:style style:name="P61" style:family="paragraph" style:parent-style-name="Standard">
      <style:paragraph-properties fo:margin-top="0cm" fo:margin-bottom="0.101cm" fo:text-align="justify" style:justify-single-word="false">
        <style:tab-stops/>
      </style:paragraph-properties>
      <style:text-properties style:font-name="Arial" fo:font-size="11pt" fo:background-color="#ff99ff" style:font-size-asian="11pt" style:font-size-complex="11pt"/>
    </style:style>
    <style:style style:name="P62" style:family="paragraph" style:parent-style-name="Standard">
      <style:paragraph-properties fo:margin-top="0cm" fo:margin-bottom="0.101cm" fo:text-align="justify" style:justify-single-word="false" style:text-autospace="ideograph-alpha" style:punctuation-wrap="hanging" style:vertical-align="auto">
        <style:tab-stops/>
      </style:paragraph-properties>
      <style:text-properties style:font-name="Arial" fo:font-size="11pt" fo:background-color="#ff99ff" style:font-size-asian="11pt" style:font-size-complex="11pt"/>
    </style:style>
    <style:style style:name="P63" style:family="paragraph" style:parent-style-name="Standard">
      <style:paragraph-properties fo:margin-top="0cm" fo:margin-bottom="0.101cm" fo:text-align="justify" style:justify-single-word="false">
        <style:tab-stops/>
      </style:paragraph-properties>
      <style:text-properties style:font-name="Arial" fo:font-size="11pt" fo:background-color="transparent" style:font-size-asian="11pt" style:font-size-complex="11pt"/>
    </style:style>
    <style:style style:name="P64" style:family="paragraph" style:parent-style-name="Standard">
      <style:paragraph-properties fo:margin-top="0cm" fo:margin-bottom="0.101cm" fo:text-align="center" style:justify-single-word="false">
        <style:tab-stops/>
      </style:paragraph-properties>
      <style:text-properties style:font-name="Arial" fo:font-size="11pt" fo:background-color="transparent" style:font-size-asian="11pt" style:font-size-complex="11pt"/>
    </style:style>
    <style:style style:name="P65" style:family="paragraph" style:parent-style-name="Standard">
      <style:paragraph-properties fo:margin-top="0cm" fo:margin-bottom="0.101cm" fo:text-align="justify" style:justify-single-word="false">
        <style:tab-stops/>
      </style:paragraph-properties>
      <style:text-properties style:font-name="Arial" fo:font-size="11pt" style:text-underline-style="solid" style:text-underline-width="auto" style:text-underline-color="font-color" fo:font-weight="normal" fo:background-color="#ffff00" style:font-size-asian="11pt" style:font-weight-asian="normal" style:font-size-complex="11pt" style:font-weight-complex="normal"/>
    </style:style>
    <style:style style:name="P66" style:family="paragraph" style:parent-style-name="Normale_20__28_Web_29_">
      <style:paragraph-properties fo:margin-left="0cm" fo:margin-right="0.501cm" fo:margin-top="0cm" fo:margin-bottom="0cm" fo:text-indent="0cm" style:auto-text-indent="false">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67" style:family="paragraph" style:parent-style-name="Text_20_body" style:master-page-name="">
      <style:paragraph-properties fo:margin-left="1.916cm" fo:margin-right="0cm" fo:margin-top="0.18cm" fo:margin-bottom="0cm" fo:orphans="2" fo:widows="2" fo:text-indent="0cm" style:auto-text-indent="false" style:page-number="auto" style:text-autospace="none" style:punctuation-wrap="simple" style:vertical-align="baseline" style:writing-mode="lr-tb"/>
    </style:style>
    <style:style style:name="P68" style:family="paragraph" style:parent-style-name="Text_20_body" style:master-page-name="">
      <style:paragraph-properties fo:margin-left="1.916cm" fo:margin-right="0cm" fo:margin-top="0.18cm" fo:margin-bottom="0cm" fo:text-align="justify" style:justify-single-word="false" fo:orphans="2" fo:widows="2" fo:text-indent="0cm" style:auto-text-indent="false" style:page-number="auto" style:text-autospace="none" style:punctuation-wrap="simple" style:vertical-align="baseline" style:writing-mode="lr-tb"/>
      <style:text-properties fo:color="#000000" style:font-name="Arial" fo:font-size="11pt" style:font-size-asian="11pt" style:font-size-complex="11pt"/>
    </style:style>
    <style:style style:name="P69" style:family="paragraph" style:parent-style-name="Text_20_body">
      <style:paragraph-properties fo:margin-left="1.916cm" fo:margin-right="0cm" fo:margin-top="0.18cm" fo:margin-bottom="0cm" fo:text-align="justify" style:justify-single-word="false" fo:orphans="2" fo:widows="2" fo:text-indent="0cm" style:auto-text-indent="false" style:text-autospace="none" style:punctuation-wrap="simple" style:vertical-align="baseline" style:writing-mode="lr-tb"/>
    </style:style>
    <style:style style:name="P70" style:family="paragraph" style:parent-style-name="Normale">
      <style:text-properties style:font-name="Arial" fo:font-size="9pt" fo:font-weight="normal" style:font-size-asian="9pt" style:font-weight-asian="normal" style:font-size-complex="9pt" style:font-weight-complex="normal"/>
    </style:style>
    <style:style style:name="P71" style:family="paragraph" style:parent-style-name="Normale">
      <style:paragraph-properties fo:margin-left="0.101cm" fo:margin-right="0.101cm" fo:text-align="justify" style:justify-single-word="false" fo:hyphenation-ladder-count="no-limit" fo:text-indent="0cm" style:auto-text-indent="false">
        <style:tab-stops/>
      </style:paragraph-properties>
      <style:text-properties style:font-name="Times New Roman" fo:font-size="10.5pt" fo:font-weight="bold" style:font-size-asian="10.5pt" style:font-weight-asian="bold" style:font-size-complex="10.5pt" style:font-weight-complex="bold" fo:hyphenate="false" fo:hyphenation-remain-char-count="2" fo:hyphenation-push-char-count="2"/>
    </style:style>
    <style:style style:name="P72" style:family="paragraph" style:parent-style-name="Text_20_body" style:list-style-name="L2">
      <style:paragraph-properties fo:text-align="justify" style:justify-single-word="false"/>
      <style:text-properties fo:color="#000000" style:font-name="Arial" fo:font-size="11pt" fo:font-weight="normal" fo:background-color="transparent" style:font-size-asian="11pt" style:font-weight-asian="normal" style:font-size-complex="11pt" style:font-weight-complex="normal"/>
    </style:style>
    <style:style style:name="P73" style:family="paragraph" style:parent-style-name="Text_20_body" style:list-style-name="L1">
      <style:paragraph-properties fo:margin-top="0cm" fo:margin-bottom="0.101cm" fo:text-align="justify" style:justify-single-word="false" style:text-autospace="ideograph-alpha" style:punctuation-wrap="hanging" style:vertical-align="auto"/>
      <style:text-properties fo:color="#000000" style:text-line-through-style="none" style:font-name="Arial" fo:font-size="11pt" fo:font-weight="normal" fo:background-color="transparent" style:font-size-asian="11pt" style:font-weight-asian="normal" style:font-size-complex="11pt" style:font-weight-complex="normal"/>
    </style:style>
    <style:style style:name="P74" style:family="paragraph" style:parent-style-name="Text_20_body" style:list-style-name="L2">
      <style:paragraph-properties fo:margin-top="0.18cm" fo:margin-bottom="0cm" fo:orphans="2" fo:widows="2" style:text-autospace="none" style:punctuation-wrap="simple" style:vertical-align="baseline" style:writing-mode="lr-tb"/>
      <style:text-properties fo:color="#000000" style:font-name="Arial" fo:font-size="11pt" fo:language="it" fo:country="IT" style:font-name-asian="Times New Roman" style:font-size-asian="11pt" style:font-name-complex="Times New Roman" style:font-size-complex="11pt" style:language-complex="ar" style:country-complex="SA"/>
    </style:style>
    <style:style style:name="P75" style:family="paragraph" style:parent-style-name="Text_20_body" style:list-style-name="L2">
      <style:paragraph-properties fo:margin-top="0.18cm" fo:margin-bottom="0cm" fo:orphans="2" fo:widows="2" style:text-autospace="none" style:punctuation-wrap="simple" style:vertical-align="baseline" style:writing-mode="lr-tb"/>
    </style:style>
    <style:style style:name="P76" style:family="paragraph" style:parent-style-name="Text_20_body" style:list-style-name="L2">
      <style:paragraph-properties fo:margin-top="0.18cm" fo:margin-bottom="0cm" fo:text-align="justify" style:justify-single-word="false" fo:orphans="2" fo:widows="2" style:text-autospace="none" style:punctuation-wrap="simple" style:vertical-align="baseline" style:writing-mode="lr-tb"/>
      <style:text-properties style:font-name="Times New Roman" fo:font-size="10.5pt" style:font-size-asian="10.5pt" style:font-size-complex="10.5pt"/>
    </style:style>
    <style:style style:name="P77" style:family="paragraph" style:parent-style-name="Standard" style:list-style-name="L1">
      <style:paragraph-properties fo:text-align="justify" style:justify-single-word="false"/>
      <style:text-properties style:font-name="Arial" fo:font-size="11pt" style:font-size-asian="11pt" style:font-size-complex="11pt"/>
    </style:style>
    <style:style style:name="P78" style:family="paragraph" style:parent-style-name="Standard" style:list-style-name="L2">
      <style:paragraph-properties fo:text-align="justify" style:justify-single-word="false"/>
      <style:text-properties style:font-name="Arial" fo:font-size="11pt" style:font-size-asian="11pt" style:font-size-complex="11pt"/>
    </style:style>
    <style:style style:name="P79" style:family="paragraph" style:parent-style-name="Standard" style:list-style-name="L3">
      <style:paragraph-properties fo:text-align="justify" style:justify-single-word="false"/>
      <style:text-properties style:font-name="Arial" fo:font-size="11pt" style:font-size-asian="11pt" style:font-size-complex="11pt"/>
    </style:style>
    <style:style style:name="P80" style:family="paragraph" style:parent-style-name="Standard" style:list-style-name="WW8Num15">
      <style:paragraph-properties fo:text-align="justify" style:justify-single-word="false">
        <style:tab-stops>
          <style:tab-stop style:position="1.94cm"/>
        </style:tab-stops>
      </style:paragraph-properties>
      <style:text-properties style:font-name="Arial" fo:font-size="11pt" style:font-size-asian="11pt" style:font-size-complex="11pt"/>
    </style:style>
    <style:style style:name="P81" style:family="paragraph" style:parent-style-name="Standard" style:list-style-name="L2">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82" style:family="paragraph" style:parent-style-name="Standard" style:list-style-name="L3">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83" style:family="paragraph" style:parent-style-name="Standard" style:list-style-name="L3">
      <style:paragraph-properties fo:text-align="justify" style:justify-single-word="false"/>
      <style:text-properties style:font-name="Arial" fo:font-size="11pt" style:text-underline-style="none" fo:font-weight="normal" style:font-size-asian="11pt" style:font-weight-asian="normal" style:font-size-complex="11pt" style:font-weight-complex="normal"/>
    </style:style>
    <style:style style:name="P84" style:family="paragraph" style:parent-style-name="Standard">
      <style:paragraph-properties fo:text-align="justify" style:justify-single-word="false"/>
      <style:text-properties style:font-name="Arial" fo:font-size="11pt" style:text-underline-style="none" fo:font-weight="normal" fo:background-color="transparent" style:font-size-asian="11pt" style:font-weight-asian="normal" style:font-size-complex="11pt" style:font-weight-complex="normal"/>
    </style:style>
    <style:style style:name="P85" style:family="paragraph" style:parent-style-name="Standard" style:list-style-name="L2">
      <style:paragraph-properties fo:text-align="justify" style:justify-single-word="false"/>
      <style:text-properties fo:color="#000000" style:font-name="Arial" fo:font-size="11pt" fo:font-weight="normal" fo:background-color="transparent" style:font-size-asian="11pt" style:font-weight-asian="normal" style:font-size-complex="11pt" style:font-weight-complex="normal"/>
    </style:style>
    <style:style style:name="P86" style:family="paragraph" style:parent-style-name="Standard" style:list-style-name="WW8Num15">
      <style:paragraph-properties fo:text-align="justify" style:justify-single-word="false">
        <style:tab-stops>
          <style:tab-stop style:position="1.94cm"/>
        </style:tab-stops>
      </style:paragraph-properties>
    </style:style>
    <style:style style:name="P87" style:family="paragraph" style:parent-style-name="Standard" style:list-style-name="L1">
      <style:paragraph-properties fo:text-align="justify" style:justify-single-word="false" fo:background-color="transparent">
        <style:background-image/>
      </style:paragraph-properties>
      <style:text-properties style:font-name="Arial" fo:font-size="11pt" fo:background-color="transparent" style:font-size-asian="11pt" style:font-size-complex="11pt"/>
    </style:style>
    <style:style style:name="P88" style:family="paragraph" style:parent-style-name="Standard" style:list-style-name="L1">
      <style:paragraph-properties fo:margin-top="0cm" fo:margin-bottom="0.101cm" fo:text-align="justify" style:justify-single-word="false" style:text-autospace="ideograph-alpha" style:punctuation-wrap="hanging" style:vertical-align="auto">
        <style:tab-stops/>
      </style:paragraph-properties>
      <style:text-properties fo:color="#000000" style:text-line-through-style="none" style:font-name="Arial" fo:font-size="11pt" fo:font-weight="normal" fo:background-color="transparent" style:font-size-asian="11pt" style:font-weight-asian="normal" style:font-size-complex="11pt" style:font-weight-complex="normal"/>
    </style:style>
    <style:style style:name="P89" style:family="paragraph" style:parent-style-name="Standard" style:list-style-name="L1">
      <style:paragraph-properties fo:margin-top="0cm" fo:margin-bottom="0.101cm" fo:text-align="justify" style:justify-single-word="false" style:text-autospace="ideograph-alpha" style:punctuation-wrap="hanging" style:vertical-align="auto"/>
      <style:text-properties fo:color="#000000" style:text-line-through-style="none" style:font-name="Arial" fo:font-size="11pt" fo:font-weight="normal" fo:background-color="transparent" style:font-size-asian="11pt" style:font-weight-asian="normal" style:font-size-complex="11pt" style:font-weight-complex="normal"/>
    </style:style>
    <style:style style:name="P90" style:family="paragraph" style:parent-style-name="Standard" style:list-style-name="L3" style:master-page-name="">
      <style:paragraph-properties fo:margin-top="0cm" fo:margin-bottom="0cm" fo:text-align="justify" style:justify-single-word="false" fo:orphans="0" fo:widows="0" fo:hyphenation-ladder-count="no-limit" style:page-number="auto">
        <style:tab-stops>
          <style:tab-stop style:position="0cm"/>
        </style:tab-stops>
      </style:paragraph-properties>
      <style:text-properties style:font-name="Arial" fo:font-size="11pt" style:font-size-asian="11pt" style:font-size-complex="11pt" fo:hyphenate="false" fo:hyphenation-remain-char-count="2" fo:hyphenation-push-char-count="2"/>
    </style:style>
    <style:style style:name="P91" style:family="paragraph" style:parent-style-name="Standard" style:list-style-name="L3">
      <style:paragraph-properties fo:margin-top="0cm" fo:margin-bottom="0cm" fo:text-align="justify" style:justify-single-word="false" fo:orphans="0" fo:widows="0" fo:hyphenation-ladder-count="no-limit">
        <style:tab-stops>
          <style:tab-stop style:position="0cm"/>
        </style:tab-stops>
      </style:paragraph-properties>
      <style:text-properties style:font-name="Arial" fo:font-size="11pt" style:font-size-asian="11pt" style:font-size-complex="11pt" fo:hyphenate="false" fo:hyphenation-remain-char-count="2" fo:hyphenation-push-char-count="2"/>
    </style:style>
    <style:style style:name="P92" style:family="paragraph" style:parent-style-name="Standard" style:list-style-name="L3">
      <style:paragraph-properties fo:margin-top="0cm" fo:margin-bottom="0cm" fo:text-align="justify" style:justify-single-word="false" fo:orphans="0" fo:widows="0" fo:hyphenation-ladder-count="no-limit">
        <style:tab-stops>
          <style:tab-stop style:position="0cm"/>
        </style:tab-stops>
      </style:paragraph-properties>
      <style:text-properties style:font-name="Arial" fo:font-size="11pt" fo:font-weight="normal" style:font-size-asian="11pt" style:font-weight-asian="normal" style:font-size-complex="11pt" style:font-weight-complex="normal" fo:hyphenate="false" fo:hyphenation-remain-char-count="2" fo:hyphenation-push-char-count="2"/>
    </style:style>
    <style:style style:name="P93" style:family="paragraph" style:parent-style-name="Standard" style:list-style-name="L4" style:master-page-name="">
      <style:paragraph-properties fo:margin-top="0.176cm" fo:margin-bottom="0cm" fo:text-align="justify" style:justify-single-word="false" fo:orphans="2" fo:widows="2" style:page-number="auto" style:text-autospace="ideograph-alpha" style:punctuation-wrap="hanging" style:vertical-align="auto" style:writing-mode="lr-tb"/>
      <style:text-properties style:font-name="Arial" fo:font-size="11pt" style:font-size-asian="11pt" style:font-size-complex="11pt"/>
    </style:style>
    <style:style style:name="P94" style:family="paragraph" style:parent-style-name="Standard" style:list-style-name="L4">
      <style:paragraph-properties fo:margin-top="0.176cm" fo:margin-bottom="0cm" fo:text-align="justify" style:justify-single-word="false" fo:orphans="2" fo:widows="2" style:text-autospace="ideograph-alpha" style:punctuation-wrap="hanging" style:vertical-align="auto" style:writing-mode="lr-tb"/>
      <style:text-properties style:font-name="Arial" fo:font-size="11pt" style:font-size-asian="11pt" style:font-size-complex="11pt"/>
    </style:style>
    <style:style style:name="T1" style:family="text">
      <style:text-properties fo:letter-spacing="-0.005cm" fo:font-weight="bold" style:font-weight-asian="bold"/>
    </style:style>
    <style:style style:name="T2" style:family="text">
      <style:text-properties fo:background-color="transparent"/>
    </style:style>
    <style:style style:name="T3" style:family="text">
      <style:text-properties fo:color="#000000" style:font-name="Arial" fo:font-size="11pt" fo:font-style="italic" fo:font-weight="normal" fo:background-color="#ffff00" style:font-size-asian="11pt" style:font-style-asian="italic" style:font-weight-asian="normal" style:font-size-complex="11pt" style:font-style-complex="italic" style:font-weight-complex="normal"/>
    </style:style>
    <style:style style:name="T4" style:family="text">
      <style:text-properties fo:color="#000000" style:font-name="Arial" fo:font-size="11pt" fo:font-style="italic" fo:font-weight="normal" style:font-size-asian="11pt" style:font-style-asian="italic" style:font-weight-asian="normal" style:font-size-complex="11pt" style:font-style-complex="italic" style:font-weight-complex="normal"/>
    </style:style>
    <style:style style:name="T5" style:family="text">
      <style:text-properties fo:color="#000000" style:font-name="Arial" fo:font-size="11pt" fo:font-style="italic" fo:font-weight="bold" style:font-size-asian="11pt" style:font-style-asian="italic" style:font-weight-asian="bold" style:font-size-complex="11pt" style:font-style-complex="italic" style:font-weight-complex="bold"/>
    </style:style>
    <style:style style:name="T6" style:family="text">
      <style:text-properties fo:color="#000000" style:font-name="Arial" fo:font-size="11pt" fo:language="it" fo:country="IT" style:text-underline-style="none" fo:background-color="transparent" style:font-name-asian="Times New Roman" style:font-size-asian="11pt" style:font-name-complex="Times New Roman" style:font-size-complex="11pt" style:language-complex="ar" style:country-complex="SA"/>
    </style:style>
    <style:style style:name="T7" style:family="text">
      <style:text-properties fo:color="#000000" style:font-name="Arial" fo:font-size="11pt" fo:language="it" fo:country="IT" style:text-underline-style="none" fo:background-color="transparent" style:font-name-asian="Times New Roman" style:font-size-asian="11pt" style:language-asian="it" style:country-asian="IT" style:font-name-complex="Times New Roman" style:font-size-complex="11pt" style:language-complex="ar" style:country-complex="SA"/>
    </style:style>
    <style:style style:name="T8" style:family="text">
      <style:text-properties fo:color="#000000" style:font-name="Arial" fo:font-size="11pt" fo:language="it" fo:country="IT" fo:font-weight="normal"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T9" style:family="text">
      <style:text-properties fo:color="#000000" style:font-name="Arial" fo:font-size="11pt" style:font-size-asian="11pt" style:font-size-complex="11pt"/>
    </style:style>
    <style:style style:name="T10" style:family="text">
      <style:text-properties fo:color="#000000" style:text-line-through-style="none" style:font-name="Arial" fo:font-size="11pt" style:text-underline-style="none" style:text-blinking="false" style:font-size-asian="11pt" style:font-size-complex="11pt"/>
    </style:style>
    <style:style style:name="T11" style:family="text">
      <style:text-properties fo:color="#000000" style:text-line-through-style="none" style:font-name="Arial" fo:font-size="11pt" fo:language="it" fo:country="IT" style:text-underline-style="none" fo:font-weight="normal" style:text-blinking="false" fo:background-color="transparent" style:font-name-asian="Times New Roman" style:font-size-asian="11pt" style:font-weight-asian="normal" style:font-name-complex="Times New Roman" style:font-size-complex="11pt" style:language-complex="ar" style:country-complex="SA" style:font-weight-complex="normal"/>
    </style:style>
    <style:style style:name="T12" style:family="text">
      <style:text-properties fo:color="#000000" style:text-outline="false" style:text-line-through-style="none" fo:language="it" fo:country="IT" fo:font-style="normal" fo:text-shadow="none" style:text-underline-style="none" fo:font-weight="normal" fo:background-color="#ffff00"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13" style:family="text">
      <style:text-properties fo:color="#000000" style:text-outline="false" style:text-line-through-style="none" fo:language="it" fo:country="IT" fo:font-style="normal" fo:text-shadow="none" style:text-underline-style="none" fo:font-weight="normal" fo:background-color="transparent" style:font-name-asian="NimbusRomNo9L-Regu" style:font-style-asian="normal" style:font-weight-asian="normal" style:font-name-complex="Times New Roman" style:font-style-complex="normal" style:font-weight-complex="normal" style:text-emphasize="none" style:text-overline-style="none" style:text-overline-color="font-color"/>
    </style:style>
    <style:style style:name="T14" style:family="text">
      <style:text-properties fo:color="#000000" style:text-outline="false" style:text-line-through-style="none" fo:language="it" fo:country="IT" fo:font-style="normal" fo:text-shadow="none" style:text-underline-style="none" fo:background-color="#ffff00" style:font-name-asian="NimbusRomNo9L-Regu" style:font-style-asian="normal" style:font-name-complex="Times New Roman" style:font-style-complex="normal" style:text-emphasize="none" style:text-overline-style="none" style:text-overline-color="font-color"/>
    </style:style>
    <style:style style:name="T15" style:family="text">
      <style:text-properties fo:color="#000000" style:text-outline="false" style:text-line-through-style="none" fo:language="it" fo:country="IT" fo:font-style="normal" fo:text-shadow="none" style:text-underline-style="none" fo:background-color="transparent" style:font-name-asian="NimbusRomNo9L-Regu" style:font-style-asian="normal" style:font-name-complex="Times New Roman" style:font-style-complex="normal" style:text-emphasize="none" style:text-overline-style="none" style:text-overline-color="font-color"/>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style:font-style-asian="italic" style:font-style-complex="italic"/>
    </style:style>
    <style:style style:name="T18" style:family="text">
      <style:text-properties fo:font-weight="normal" style:font-weight-asian="normal" style:font-weight-complex="normal"/>
    </style:style>
    <style:style style:name="T19" style:family="text">
      <style:text-properties fo:font-weight="normal" fo:background-color="#ffff99" style:font-weight-asian="normal" style:font-weight-complex="normal"/>
    </style:style>
    <style:style style:name="T20" style:family="text">
      <style:text-properties fo:font-weight="normal" fo:background-color="#ffcc00" style:font-weight-asian="normal" style:font-weight-complex="normal"/>
    </style:style>
    <style:style style:name="T21" style:family="text">
      <style:text-properties fo:font-weight="normal" fo:background-color="#ccff00" style:font-weight-asian="normal" style:font-weight-complex="normal"/>
    </style:style>
    <style:style style:name="T22" style:family="text">
      <style:text-properties fo:font-weight="normal" fo:background-color="#00ffff" style:font-weight-asian="normal" style:font-weight-complex="normal"/>
    </style:style>
    <style:style style:name="T23" style:family="text">
      <style:text-properties fo:font-weight="normal" fo:background-color="transparent" style:font-weight-asian="normal" style:font-weight-complex="normal"/>
    </style:style>
    <style:style style:name="T24" style:family="text">
      <style:text-properties fo:font-weight="normal" fo:background-color="#ffff66" style:font-weight-asian="normal" style:font-weight-complex="normal"/>
    </style:style>
    <style:style style:name="T25" style:family="text">
      <style:text-properties style:text-underline-style="none"/>
    </style:style>
    <style:style style:name="T26" style:family="text">
      <style:text-properties style:text-underline-style="none" fo:font-weight="normal" style:font-weight-asian="normal" style:font-weight-complex="normal"/>
    </style:style>
    <style:style style:name="T27" style:family="text">
      <style:text-properties style:text-underline-style="none" fo:font-weight="normal" fo:background-color="#66ffff" style:font-weight-asian="normal" style:font-name-complex="Times New Roman" style:font-weight-complex="normal"/>
    </style:style>
    <style:style style:name="T28" style:family="text">
      <style:text-properties style:text-underline-style="none" fo:font-weight="normal" fo:background-color="transparent" style:font-weight-asian="normal" style:font-weight-complex="normal"/>
    </style:style>
    <style:style style:name="T29" style:family="text">
      <style:text-properties style:text-underline-style="none" fo:font-weight="bold" style:font-weight-asian="bold" style:font-weight-complex="bold"/>
    </style:style>
    <style:style style:name="T30" style:family="text">
      <style:text-properties style:text-underline-style="none" fo:background-color="transparent"/>
    </style:style>
    <style:style style:name="T31" style:family="text">
      <style:text-properties style:font-name="Arial"/>
    </style:style>
    <style:style style:name="T32" style:family="text">
      <style:text-properties style:font-name="Arial" fo:font-size="11pt" style:text-underline-style="none" fo:font-weight="bold" style:font-size-asian="11pt" style:font-weight-asian="bold" style:font-size-complex="11pt" style:font-weight-complex="bold"/>
    </style:style>
    <style:style style:name="T33" style:family="text">
      <style:text-properties style:font-name="Arial" fo:font-size="11pt" style:text-underline-style="none" style:font-size-asian="11pt" style:font-size-complex="11pt"/>
    </style:style>
    <style:style style:name="T34" style:family="text">
      <style:text-properties style:font-name="Arial" fo:font-size="11pt" fo:font-weight="bold" style:font-size-asian="11pt" style:font-weight-asian="bold" style:font-size-complex="11pt" style:font-weight-complex="bold"/>
    </style:style>
    <style:style style:name="T35" style:family="text">
      <style:text-properties style:font-name="Arial" fo:font-size="11pt" style:font-size-asian="11pt" style:font-size-complex="11pt"/>
    </style:style>
    <style:style style:name="T36" style:family="text">
      <style:text-properties style:font-name="Arial" fo:font-size="11pt" fo:background-color="#ffff00" style:font-size-asian="11pt" style:font-size-complex="11pt"/>
    </style:style>
    <style:style style:name="T37" style:family="text">
      <style:text-properties style:font-name="Arial" fo:font-size="11pt" fo:font-weight="normal" fo:background-color="transparent" style:font-size-asian="11pt" style:font-weight-asian="normal" style:font-size-complex="11pt" style:font-weight-complex="normal"/>
    </style:style>
    <style:style style:name="T38" style:family="text">
      <style:text-properties style:font-name="Arial" fo:font-size="11pt" fo:font-weight="normal" style:font-size-asian="11pt" style:font-weight-asian="normal" style:font-size-complex="11pt" style:font-weight-complex="normal"/>
    </style:style>
    <style:style style:name="T39" style:family="text">
      <style:text-properties style:font-name="Arial" fo:font-size="11pt" fo:letter-spacing="-0.005cm" fo:font-style="normal" style:font-size-asian="11pt" style:font-style-asian="normal" style:font-size-complex="11pt" style:font-style-complex="normal" style:font-weight-complex="normal"/>
    </style:style>
    <style:style style:name="T40" style:family="text">
      <style:text-properties style:font-name="Arial" fo:font-size="11pt" style:text-underline-style="solid" style:text-underline-width="auto" style:text-underline-color="font-color" fo:font-weight="normal" style:text-underline-mode="continuous" style:text-overline-mode="continuous" style:text-line-through-mode="continuous" style:font-size-asian="11pt" style:font-weight-asian="normal" style:font-size-complex="11pt" style:font-weight-complex="normal"/>
    </style:style>
    <style:style style:name="T41" style:family="text">
      <style:text-properties style:font-name="Arial" fo:font-size="11pt" fo:font-style="italic" fo:font-weight="normal" style:font-size-asian="11pt" style:font-style-asian="italic" style:font-weight-asian="normal" style:font-size-complex="11pt" style:font-style-complex="italic" style:font-weight-complex="normal"/>
    </style:style>
    <style:style style:name="T42" style:family="text">
      <style:text-properties style:font-name="Arial" fo:font-weight="bold" style:font-weight-asian="bold" style:font-weight-complex="bold"/>
    </style:style>
    <style:style style:name="T43" style:family="text">
      <style:text-properties style:font-name="Arial" fo:background-color="#ffff00"/>
    </style:style>
    <style:style style:name="T44" style:family="text">
      <style:text-properties style:font-name="Arial" fo:font-weight="normal" fo:background-color="transparent" style:font-weight-asian="normal" style:font-weight-complex="normal"/>
    </style:style>
    <style:style style:name="T45" style:family="text">
      <style:text-properties style:font-name="Arial" fo:font-size="9pt" fo:font-weight="bold" style:font-size-asian="9pt" style:font-weight-asian="bold" style:font-size-complex="9pt" style:font-weight-complex="bold"/>
    </style:style>
    <style:style style:name="T46" style:family="text">
      <style:text-properties style:font-name="Arial" fo:font-size="9pt" fo:font-weight="bold" fo:background-color="#ffff00" style:font-size-asian="9pt" style:font-weight-asian="bold" style:font-size-complex="9pt" style:font-weight-complex="bold"/>
    </style:style>
    <style:style style:name="T47" style:family="text">
      <style:text-properties style:font-name="Arial" fo:font-size="9pt" fo:font-weight="bold" fo:background-color="transparent" style:font-size-asian="9pt" style:font-weight-asian="bold" style:font-size-complex="9pt" style:font-weight-complex="bold"/>
    </style:style>
    <style:style style:name="T48" style:family="text">
      <style:text-properties style:font-name="Arial" fo:font-size="9pt" style:font-size-asian="9pt" style:font-size-complex="9pt"/>
    </style:style>
    <style:style style:name="T49" style:family="text">
      <style:text-properties style:font-name="Arial" fo:font-size="9pt" fo:background-color="#ffff00" style:font-size-asian="9pt" style:font-size-complex="9pt"/>
    </style:style>
    <style:style style:name="T50" style:family="text">
      <style:text-properties style:font-name="Arial" fo:font-size="9pt" fo:font-weight="normal" fo:background-color="transparent" style:font-size-asian="9pt" style:font-weight-asian="normal" style:font-size-complex="9pt" style:font-weight-complex="normal"/>
    </style:style>
    <style:style style:name="T51" style:family="text">
      <style:text-properties style:font-name="Arial" fo:font-size="9pt" fo:font-weight="normal" style:font-size-asian="9pt" style:font-weight-asian="normal" style:font-size-complex="9pt" style:font-weight-complex="normal"/>
    </style:style>
    <style:style style:name="T52" style:family="text">
      <style:text-properties style:font-name="Arial" fo:font-size="9pt" fo:font-weight="normal" fo:background-color="#ffff00" style:font-size-asian="9pt" style:font-weight-asian="normal" style:font-size-complex="9pt" style:font-weight-complex="normal"/>
    </style:style>
    <style:style style:name="T53" style:family="text">
      <style:text-properties style:font-name="Arial" fo:font-size="9pt" fo:background-color="transparent" style:font-size-asian="9pt" style:font-size-complex="9pt"/>
    </style:style>
    <style:style style:name="T54" style:family="text">
      <style:text-properties fo:font-size="9pt" style:text-underline-style="none" fo:background-color="#ffff00" style:font-size-asian="9pt" style:font-size-complex="9pt"/>
    </style:style>
    <style:style style:name="T55" style:family="text">
      <style:text-properties fo:font-size="11pt" style:font-size-asian="11pt" style:font-size-complex="11pt"/>
    </style:style>
    <style:style style:name="T56" style:family="text">
      <style:text-properties fo:font-size="11pt" fo:background-color="#66ffff" style:font-size-asian="11pt" style:font-size-complex="11pt" style:font-weight-complex="bold"/>
    </style:style>
    <style:style style:name="T57" style:family="text">
      <style:text-properties style:use-window-font-color="true" fo:font-weight="normal" style:font-weight-asian="normal" style:font-weight-complex="normal"/>
    </style:style>
    <style:style style:name="T58" style:family="text">
      <style:text-properties style:use-window-font-color="true" fo:font-weight="normal" fo:background-color="transparent" style:font-weight-asian="normal" style:font-weight-complex="normal"/>
    </style:style>
    <style:style style:name="T59"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60" style:family="text">
      <style:text-properties style:use-window-font-color="true" fo:language="it" fo:country="IT" fo:font-style="normal" fo:font-weight="normal" fo:background-color="transparent" style:font-style-asian="normal" style:font-weight-asian="normal" style:font-name-complex="Times New Roman" style:font-style-complex="normal" style:font-weight-complex="normal"/>
    </style:style>
    <style:style style:name="T61" style:family="text">
      <style:text-properties style:use-window-font-color="true" style:font-name="Arial"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62" style:family="text">
      <style:text-properties style:use-window-font-color="true" fo:font-style="italic" fo:font-weight="normal" style:font-style-asian="italic" style:font-weight-asian="normal" style:font-style-complex="italic" style:font-weight-complex="normal"/>
    </style:style>
    <style:style style:name="T63" style:family="text">
      <style:text-properties style:use-window-font-color="true" fo:font-style="italic" style:font-style-asian="italic" style:font-style-complex="italic"/>
    </style:style>
    <style:style style:name="T64" style:family="text">
      <style:text-properties fo:font-weight="bold" fo:background-color="transparent" style:font-weight-asian="bold" style:font-weight-complex="bold"/>
    </style:style>
    <style:style style:name="T65" style:family="text">
      <style:text-properties style:text-underline-style="solid" style:text-underline-width="auto" style:text-underline-color="font-color"/>
    </style:style>
    <style:style style:name="T66" style:family="text">
      <style:text-properties style:text-underline-style="solid" style:text-underline-width="auto" style:text-underline-color="font-color" fo:font-weight="bold" fo:background-color="transparent" style:font-weight-asian="bold" style:font-weight-complex="bold"/>
    </style:style>
    <style:style style:name="T67" style:family="text">
      <style:text-properties style:text-underline-style="solid" style:text-underline-width="auto" style:text-underline-color="font-color" fo:font-weight="bold" style:font-weight-asian="bold" style:font-weight-complex="bold"/>
    </style:style>
    <style:style style:name="T68" style:family="text">
      <style:text-properties style:text-underline-style="solid" style:text-underline-width="auto" style:text-underline-color="font-color" fo:font-weight="normal" fo:background-color="transparent" style:font-weight-asian="normal" style:font-weight-complex="normal"/>
    </style:style>
    <style:style style:name="T69" style:family="text">
      <style:text-properties fo:font-style="normal" style:font-style-asian="normal" style:font-style-complex="normal"/>
    </style:style>
    <style:style style:name="T70" style:family="text">
      <style:text-properties fo:background-color="#ffff00"/>
    </style:style>
    <style:style style:name="T71" style:family="text">
      <style:text-properties style:font-weight-asian="bold" style:font-weight-complex="bold"/>
    </style:style>
    <style:style style:name="T72" style:family="text">
      <style:text-properties fo:background-color="#ffff99"/>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a">
        <style:list-level-properties text:list-level-position-and-space-mode="label-alignment">
          <style:list-level-label-alignment text:label-followed-by="listtab" text:list-tab-stop-position="1.91cm" fo:text-indent="-0.635cm" fo:margin-left="1.9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5cm" fo:text-indent="-0.635cm" fo:margin-left="2.54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8cm" fo:text-indent="-0.635cm" fo:margin-left="3.1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5cm" fo:text-indent="-0.635cm" fo:margin-left="3.81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5cm" fo:text-indent="-0.635cm" fo:margin-left="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5cm" fo:text-indent="-0.635cm" fo:margin-left="5.08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2cm" fo:text-indent="-0.635cm" fo:margin-left="5.7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5cm" fo:text-indent="-0.635cm" fo:margin-left="6.35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9cm" fo:text-indent="-0.635cm" fo:margin-left="6.99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5cm" fo:text-indent="-0.635cm" fo:margin-left="7.62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6"/>
          </table:table-cell>
          <table:table-cell table:style-name="Tabella1.A1" office:value-type="string">
            <text:p text:style-name="P17">RACCOMANDATA A.R al richiedente</text:p>
            <text:p text:style-name="P15">inviata a mezzo pec al tecnico</text:p>
            <text:p text:style-name="P16">oppure</text:p>
            <text:p text:style-name="P13"><text:span text:style-name="Car._20_predefinito_20_paragrafo"><text:span text:style-name="T54">inviata a mezzo pec al tecnico </text:span></text:span></text:p>
            <text:p text:style-name="P15">incaricato anche in qualità di </text:p>
            <text:p text:style-name="P15">soggetto delegato dal richiedente</text:p>
          </table:table-cell>
        </table:table-row>
      </table:table>
      <text:p text:style-name="Text_20_body"><text:span text:style-name="Car._20_predefinito_20_paragrafo"><text:span text:style-name="T33"/></text:span></text:p>
      <text:p text:style-name="Text_20_body"><text:span text:style-name="Car._20_predefinito_20_paragrafo"><text:span text:style-name="T33">CLASSIFICAZIONE ${documentRoot.protocollo.CLASS_COD_DEFINITIVO} - ${documentRoot.protocollo.FASCICOLO_ANNO_DEFINITIVO}/${documentRoot.protocollo.FASCICOLO_NUMERO_DEFINITIVO} </text:span></text:span></text:p>
      <text:p text:style-name="P59"><text:span text:style-name="Car._20_predefinito_20_paragrafo"><text:span text:style-name="T32">Prot. Numero: </text:span></text:span><text:bookmark text:name="i0RCdc"/><text:span text:style-name="Car._20_predefinito_20_paragrafo"><text:span text:style-name="T32">${documentRoot.protocollo.NUMERO_PROTOCOLLO}</text:span></text:span><text:span text:style-name="Car._20_predefinito_20_paragrafo"><text:span text:style-name="T33"> <text:s text:c="2"/>del ${documentRoot.protocollo.DATA_PROTOCOLLO} <text:s/></text:span></text:span></text:p>
      <text:p text:style-name="P7"/>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51">Rif. pratica <text:s/>[numero] - </text:span></text:span><text:span text:style-name="Car._20_predefinito_20_paragrafo"><text:span text:style-name="T52">sigla</text:span></text:span></text:p>
            <text:p text:style-name="Normale"><text:span text:style-name="Car._20_predefinito_20_paragrafo"><text:span text:style-name="T51"/></text:span></text:p>
            <text:p text:style-name="Normale"><text:span text:style-name="Car._20_predefinito_20_paragrafo"><text:span text:style-name="T50"/></text:span></text:p>
          </table:table-cell>
          <table:table-cell table:style-name="Tabella6.A1" office:value-type="string">
            <text:p text:style-name="P40"/>
          </table:table-cell>
          <table:table-cell table:style-name="Tabella6.A1" office:value-type="string">
            <text:p text:style-name="P41">Al Sig. [richiedenti.nominativo;block=tbs:row;]</text:p>
            <text:p text:style-name="P41">[richiedenti.indirizzo]</text:p>
            <text:p text:style-name="P41">[richiedenti.cap] [richiedenti.comune] ([richiedenti.prov])</text:p>
            <text:p text:style-name="P41">in qualità di [richiedenti.titolo]</text:p>
            <text:p text:style-name="P41">della [richiedenti.ragsoc]</text:p>
            <text:p text:style-name="P41">[richiedenti.sede]</text:p>
            <text:p text:style-name="P41">[richiedenti.capd] [richiedenti.comuned] ([richiedenti.provd])</text:p>
            <text:p text:style-name="P22">[richiedenti.pec]</text:p>
            <text:p text:style-name="P41"/>
          </table:table-cell>
        </table:table-row>
        <table:table-row>
          <table:table-cell table:style-name="Tabella6.A1" office:value-type="string">
            <text:p text:style-name="P70">Allegati: //</text:p>
          </table:table-cell>
          <table:table-cell table:style-name="Tabella6.A1" office:value-type="string">
            <text:p text:style-name="P40"/>
          </table:table-cell>
          <table:table-cell table:style-name="Tabella6.A1" office:value-type="string">
            <text:p text:style-name="P41">[progettisti.nominativo;block=tbs:row;]</text:p>
            <text:p text:style-name="P41">[progettisti.indirizzo]</text:p>
            <text:p text:style-name="P43"><text:span text:style-name="Car._20_predefinito_20_paragrafo"><text:span text:style-name="T31">[progettisti.cap] [progettisti.comune] ([progettisti.prov])</text:span></text:span></text:p>
            <text:p text:style-name="P43"><text:span text:style-name="Car._20_predefinito_20_paragrafo"><text:span text:style-name="T31">[progettisti.pec]</text:span></text:span></text:p>
            <text:p text:style-name="P43"><text:span text:style-name="Car._20_predefinito_20_paragrafo"><text:span text:style-name="T35"/></text:span></text:p>
          </table:table-cell>
        </table:table-row>
        <table:table-row>
          <table:table-cell table:style-name="Tabella6.A1" office:value-type="string">
            <text:p text:style-name="P39"/>
          </table:table-cell>
          <table:table-cell table:style-name="Tabella6.A1" office:value-type="string">
            <text:p text:style-name="P40"/>
          </table:table-cell>
          <table:table-cell table:style-name="Tabella6.A1" office:value-type="string">
            <text:p text:style-name="P66"><text:span text:style-name="Car._20_predefinito_20_paragrafo"><text:span text:style-name="T56">Al Settore <text:s/>5 <text:s/>Lavori Pubblici ed Ambiente</text:span></text:span></text:p>
            <text:p text:style-name="P66"><text:span text:style-name="Car._20_predefinito_20_paragrafo"><text:span text:style-name="T56"/></text:span></text:p>
          </table:table-cell>
        </table:table-row>
        <table:table-row>
          <table:table-cell table:style-name="Tabella6.A1" office:value-type="string">
            <text:p text:style-name="P39"/>
          </table:table-cell>
          <table:table-cell table:style-name="Tabella6.A1" office:value-type="string">
            <text:p text:style-name="P40"/>
          </table:table-cell>
          <table:table-cell table:style-name="Tabella6.A1" office:value-type="string">
            <text:p text:style-name="P42">Al Settore 6 Corpo di Polizia Municipale</text:p>
          </table:table-cell>
        </table:table-row>
      </table:table>
      <text:p text:style-name="P44"/>
      <table:table table:name="Tabella2" table:style-name="Tabella2">
        <table:table-column table:style-name="Tabella2.A"/>
        <table:table-column table:style-name="Tabella2.B"/>
        <table:table-row table:style-name="Tabella2.1">
          <table:table-cell table:style-name="Tabella2.A1" office:value-type="string">
            <text:p text:style-name="P21">Oggetto:</text:p>
          </table:table-cell>
          <table:table-cell table:style-name="Tabella2.A1" office:value-type="string">
            <text:p text:style-name="P71"><text:span text:style-name="Car._20_predefinito_20_paragrafo"><text:span text:style-name="T39">${documentRoot.protocollo.OGGETTO_PROTOCOLLO_DEFINITIVO} </text:span></text:span></text:p>
          </table:table-cell>
        </table:table-row>
      </table:table>
      <text:p text:style-name="P47"/>
      <text:p text:style-name="P25">Segnalazione certificata di inizio attività ai sensi dell’art. 22 del DPR 380/01 <text:s/>relativa a “[oggetto]” presso [ubicazione]. <text:s/><text:span text:style-name="Car._20_predefinito_20_paragrafo"><text:span text:style-name="T63">Sospensione e richiesta di documentazione integrativa .</text:span></text:span></text:p>
      <text:p text:style-name="P24"/>
      <text:p text:style-name="P35"><text:span text:style-name="T26"><text:tab/></text:span><text:span text:style-name="T27">(frase da aggiungere nella lettera nel punto più adatto in caso di installazione ascensore senza abbattimento barriere architettoniche)</text:span></text:p>
      <text:p text:style-name="P50"><text:soft-page-break/>Si precisa altresì che l'intervento proposto, pur essendo volto al miglioramento della fruibilità del l'edificio, non può considerarsi intervento di abbattimento barriere architettoniche del condominio ai sensi del DM 236/1989 anche al fine dell'eventuale richiesta di contributi regionali per l'abbattimento barriere architettoniche negli edifici privati ai sensi della legge regionale n. 15/1989 in quanto impianto non conforme alle disposizioni del citato decreto.</text:p>
      <text:p text:style-name="P52"/>
      <text:p text:style-name="P52"/>
      <text:p text:style-name="P51">in caso di diritti da conguagliare</text:p>
      <text:p text:style-name="P53"><text:span text:style-name="T18">Si riscontra la comunicazione inizio lavori asseverata (SCIA) presentata in data [data_presentazione] e recepita agli atti al prot. n° [protocollo] del [data_protocollo] e si comunica che dal 10 novembre 2016, in seguito alla deliberazione della Giunta Comunale n° 194 del 2.11.16, i diritti di segreteria dovuti in caso di </text:span><text:span text:style-name="T16">"SCIA"</text:span><text:span text:style-name="T18"> sono aumentati a € 150,00 ; pertanto occorre provvedere a corrispondere il conguaglio che ammonta a € 70,00 </text:span><text:span text:style-name="T57">sul conto corrente bancario del Comune di Savona <text:s/>n° </text:span><text:span text:style-name="T59">2597290 </text:span><text:span text:style-name="T57"><text:s/>intestato a Tesoreria Comunale (codice <text:s/></text:span><text:span text:style-name="T59">IBAN IT91 Y061 7510 6100 0000 2597290</text:span><text:span text:style-name="T57">) acceso presso la Banca Carige Spa oppure su c/c postale n. 13298179 intestato a Comune di Savona Servizio di Tesoreria indicando come causale: </text:span><text:span text:style-name="T62">“conguaglio diritti di segreteria SCIA”</text:span><text:span text:style-name="T57">; la ricevuta dell’effettuato versamento dovrà essere presentata entro e non oltre 5 gg. dal ricevimento della presente;</text:span></text:p>
      <text:p text:style-name="P54"/>
      <text:p text:style-name="P54"/>
      <text:p text:style-name="P61"><text:span text:style-name="T2"><text:tab/>Si riscontra la segnalazione certificata di inizio attività (SCIA) presentata in data [data_presentazione] e recepita agli atti al prot. n° [protocollo] del [data_protocollo] e si dispone la </text:span><text:span text:style-name="T66">sospensione dell'attività</text:span><text:span text:style-name="T2"> come previsto dal comma 3 dell'art. 19 L 241/90 e s.m.i. <text:s/>in quanto …</text:span></text:p>
      <text:list xml:id="list6805797822500454269" text:style-name="L1">
        <text:list-item>
          <text:p text:style-name="P88">l’intervento proposto necessita dell'acquisizione degli atti di assenso ….... da voi già richiesti ma in attesa di rilascio, come indicato nella Segnalazione SCIA al punto b); quindi si rimane in attesa dell'esito di tale/i assenso/i che dovranno essere trasmessi allo scrivente Settore.</text:p>
        </text:list-item>
        <text:list-item>
          <text:p text:style-name="P88">l’intervento proposto necessita dell'acquisizione d'ufficio degli atti di assenso necessari alla realizzazione dell'intervento (come da voi indicato / contrariamente a quanto indicato nella segnalazione SCIA <text:s/>al punto b)); quindi l'intervento potrà essere iniziato solo dopo la comunicazione da parte dello scrivente Settore dell'avvenuto rilascio dei relativi atti di assenso. A tale proposito si comunica che è stato trasmesso al Settore …... copia della SCIA; sarà cura dello scrivente ufficio acquisire tali pareri e comunicare l’esito degli stessi.</text:p>
        </text:list-item>
        <text:list-item>
          <text:p text:style-name="P88">l'intervento proposto interessa la proprietà comunale e la viabilità pubblica e pertanto è necessario il preventivo assenso dei civici Settori Lavori Pubblici e Polizia Municipale, uffici per i quali la presente costituisce richiesta di parere <text:span text:style-name="T17">(gli uffici comunali possono consultare il progetto tramite praticaweb; </text:span><text:span text:style-name="T69">sarà cura dello scrivente ufficio comunicare l’esito degli stessi.</text:span></text:p>
        </text:list-item>
        <text:list-item>
          <text:p text:style-name="P88">l’intervento proposto necessita dell'acquisizione d'ufficio degli atti di assenso necessari alla realizzazione dell'intervento (come da voi indicato / contrariamente a quanto indicato nella Segnalazione SCIA al punto b); a tale proposito è stata avviata la procedura prevista dall'art. 14 bis della L. 241/09 e s.m.i.; l'intervento potrà essere iniziato solo dopo la comunicazione da parte dello scrivente Settore dell'avvenuta conclusione di tale procedura.</text:p>
        </text:list-item>
        <text:list-item>
          <text:p text:style-name="P88">L'attestazione ….... allegata alla SCIA non risulta veritiera …...</text:p>
        </text:list-item>
      </text:list>
      <text:p text:style-name="P62"/>
      <text:p text:style-name="P61"/>
      <text:p text:style-name="P63">Al fine di accertare e perfezionare la presenza dei requisiti e dei presupposti di cui al comma 1 e 3 dell'art. 19 L. 241/90 e s.m.i., è necessario trasmettere la seguente documentazione integrativa da produrre entro <text:span text:style-name="T67">30 giorni</text:span>: </text:p>
      <text:p text:style-name="P64">oppure </text:p>
      <text:p text:style-name="P63"><text:soft-page-break/>Al fine di poter acquisire i necessari atti di assenso, è necessario trasmettere la seguente documentazione integrativa da produrre entro <text:span text:style-name="T67">30 giorni</text:span>: </text:p>
      <text:p text:style-name="P61"/>
      <text:list xml:id="list35258411" text:continue-numbering="true" text:style-name="L1">
        <text:list-item>
          <text:p text:style-name="P77"><text:span text:style-name="T57">pagamento dei diritti di segreteria nella misura di <text:s/></text:span><text:span text:style-name="T58">€ 150,00,</text:span><text:span text:style-name="T57"> somma da versarsi sul conto corrente bancario del Comune di Savona <text:s/>n° </text:span><text:span text:style-name="T60">2597290 </text:span><text:span text:style-name="T57"><text:s/>intestato a Tesoreria Comunale (codice <text:s/></text:span><text:span text:style-name="T60">IBAN IT91 Y061 7510 6100 0000 2597290</text:span><text:span text:style-name="T57">) acceso presso la Banca Carige Spa oppure su c/c postale n. 13298179 intestato a Comune di Savona Servizio di Tesoreria indicando come causale: </text:span><text:span text:style-name="T62">“Settore 4 - Diritti di Segreteria - Nominativo - Indirizzo Immobile - SCIA”</text:span><text:span text:style-name="T57"> la ricevuta dell’effettuato versamento dovrà essere presentata entro e non oltre 5 gg. dal ricevimento della presente;</text:span></text:p>
        </text:list-item>
        <text:list-item>
          <text:p text:style-name="P89">nuova relazione tecnica sostitutiva redatta su modello comunale compilata in ogni sua parte in quanto quella agli atti non contiene ….. <text:s/>;</text:p>
        </text:list-item>
        <text:list-item>
          <text:p text:style-name="P73">nuova relazione tecnica/ elaborati grafici/ ....., in sostituzione di quella prodotta, debitamente compilata in ogni campo previsto, resa in formato <text:span text:style-name="T17">“.pdf” </text:span>e sottoscritta digitalmente;</text:p>
        </text:list-item>
        <text:list-item>
          <text:p text:style-name="P87"><text:span text:style-name="T19">documentazione, relativa all'impresa esecutrice, in ottemperanza art. 90 del Decreto Legislativo 9 aprile 2008, n. 81 e s.m.i. ossia:(in quanto la realizzazione delle opere relative all'impianto di …………………. devono essere eseguite da idonee imprese installatrici ai sensi del DM 22.1.2008 n.. 37 e non possono quindi essere “realizzate in proprio </text:span><text:span text:style-name="T20">oppure in quanto trattandosi di esecuzione di particolari specifiche lavorazioni, a norma dell'art. 16 comma 9 del vigente Regolamento Edilizio non possono essere eseguite in proprio;</text:span></text:p>
        </text:list-item>
      </text:list>
      <text:p text:style-name="P68">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67"><text:span text:style-name="WW-Hyperlink1"><text:span text:style-name="T6">B) Copia della</text:span></text:span><text:span text:style-name="WW-Hyperlink1"><text:span text:style-name="T7"> </text:span></text:span><text:span text:style-name="WW-Hyperlink1"><text:span text:style-name="T6">notifica preliminare all'Azienda Unità Sanitaria Locale e alla Direzione Provinciale del Lavoro territorialmente competenti nei casi previsti dall'art. 99 del D. Lgs n. 81/08 e s.m.i. <text:s/>e ricevuta dell'invio </text:span></text:span><text:span text:style-name="WW-Hyperlink1"><text:span text:style-name="T7">online al link </text:span></text:span><text:a xlink:type="simple" xlink:href="https://sendweb.regione.liguria.it/sendweb/welcome" text:style-name="Internet_20_link"><text:span text:style-name="Internet_20_link"><text:span text:style-name="T7">https://sendweb.regione.liguria.it/sendweb/welcome</text:span></text:span></text:a><text:span text:style-name="WW-Hyperlink1"><text:span text:style-name="T7"> della stessa </text:span></text:span><text:span text:style-name="WW-Hyperlink1"><text:span text:style-name="T6">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text:span text:style-name="Internet_20_link"><text:span text:style-name="T6">www.comune.savona.it</text:span></text:span></text:a><text:span text:style-name="WW-Hyperlink1"><text:span text:style-name="T6">)</text:span></text:span></text:p>
      <text:p text:style-name="P69"><text:span text:style-name="T9">C) 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text:span text:style-name="T10">www.comune.savona.it</text:span></text:a><text:span text:style-name="T9">)</text:span></text:p>
      <text:list xml:id="list9191121440172341968" text:style-name="L2">
        <text:list-item>
          <text:p text:style-name="P78"><text:span text:style-name="T18">indicazione del nominativo del Direttore dei Lavori, il quale deve sottoscrivere la comunicazione per accettazione dell’incarico di Direzione Lavori, in quanto prescritto dall'art. 17 del vigente Regolamento Edilizio </text:span><text:span text:style-name="T24">(verificare e indicare magari in maniera puntuale tale necessità)</text:span></text:p>
        </text:list-item>
        <text:list-item>
          <text:p text:style-name="P72">procura speciale del richiedente/dei titolari di tutte le imprese, per la sottoscrizione digitale della documentazione e la presentazione telematica della SCIA tramite portale telematico, debitamente sottoscritta digitalmente, con allegata una fotocopia di un documento di identità valido del dichiarante.;</text:p>
        </text:list-item>
        <text:list-item>
          <text:p text:style-name="P85">copia del documento di identità di tutte le imprese, necessario per l'efficacia dell'autocertificazione della ditta esecutrice contenente i dati indispensabili al reperimento delle informazioni per l'acquisizione d'ufficio del DURC;</text:p>
        </text:list-item>
        <text:list-item>
          <text:p text:style-name="P81"><text:soft-page-break/>verifica dell’intervento con specifico riferimento alla normativa di Piano di Bacino;</text:p>
        </text:list-item>
        <text:list-item>
          <text:p text:style-name="P78"><text:span text:style-name="T18">documentazione illustrativa e/o progettuale concernente la sicurezza degli impianti (indicare che tipo di impianto) redatta ai sensi dell'art. 5 comma 1 del DM 22.1.2008 N. 37; </text:span><text:span text:style-name="T19">(non è sempre necessario il preventivo progetto verificare l'art. 5 comma 1 del DM 37/08)</text:span></text:p>
        </text:list-item>
        <text:list-item>
          <text:p text:style-name="P81">documentazione, relativa all'impresa esecutrice, in ottemperanza art. 90 del Decreto Legislativo 9 aprile 2008, n. 81 e s.m.i. ossia:</text:p>
          <text:list>
            <text:list-item>
              <text:p text:style-name="P74">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list-item>
            <text:list-item>
              <text:p text:style-name="P75"><text:span text:style-name="WW-Hyperlink1"><text:span text:style-name="T6">Copia della</text:span></text:span><text:span text:style-name="WW-Hyperlink1"><text:span text:style-name="T7"> </text:span></text:span><text:span text:style-name="WW-Hyperlink1"><text:span text:style-name="T6">notifica preliminare all'Azienda Unità Sanitaria Locale e alla Direzione Provinciale del Lavoro territorialmente competenti nei casi previsti dall'art. 99 del D. Lgs n. 81/08 e s.m.i. <text:s/>e ricevuta dell'invio </text:span></text:span><text:span text:style-name="WW-Hyperlink1"><text:span text:style-name="T7">online al link </text:span></text:span><text:a xlink:type="simple" xlink:href="https://sendweb.regione.liguria.it/sendweb/welcome" text:style-name="Internet_20_link"><text:span text:style-name="Internet_20_link"><text:span text:style-name="T7">https://sendweb.regione.liguria.it/sendweb/welcome</text:span></text:span></text:a><text:span text:style-name="WW-Hyperlink1"><text:span text:style-name="T7"> della stessa </text:span></text:span><text:span text:style-name="WW-Hyperlink1"><text:span text:style-name="T6">ovvero autocertificazione del committente o dal responsabile dei lavori che il cantiere non è soggetto all'obbligo di notifica preliminare ai sensi dell'art. 99 del citato Decreto con allegata una fotocopia di un documento di identità valido del dichiarante; (in riferimento ai punti A e B vedasi modello predisposto dal Settore scaricabile dal sito internet </text:span></text:span><text:a xlink:type="simple" xlink:href="http://www.comune.savona.it/" text:style-name="Internet_20_link"><text:span text:style-name="Internet_20_link"><text:span text:style-name="T6">www.comune.savona.it</text:span></text:span></text:a><text:span text:style-name="WW-Hyperlink1"><text:span text:style-name="T6">)</text:span></text:span></text:p>
            </text:list-item>
            <text:list-item>
              <text:p text:style-name="P76"><text:span text:style-name="T8">Autocertificazione della ditta esecutrice contenente i dati indispensabili al reperimento delle informazioni per l'acquisizione d'ufficio del DURC con allegata una fotocopia di un documento di identità valido del dichiarante (vedasi modello predisposto dal Settore scaricabile dal sito internet </text:span><text:a xlink:type="simple" xlink:href="http://www.comune.savona.it/" text:style-name="Internet_20_link"><text:span text:style-name="T11">www.comune.savona.it</text:span></text:a><text:span text:style-name="T8">)</text:span></text:p>
            </text:list-item>
          </text:list>
        </text:list-item>
      </text:list>
      <text:p text:style-name="P30"/>
      <text:list xml:id="list2681250447193598234" text:style-name="L3">
        <text:list-item>
          <text:p text:style-name="P82">documentazione attestante il titolo ad eseguire l’intervento da Lei posseduto;</text:p>
        </text:list-item>
        <text:list-item>
          <text:p text:style-name="P79"><text:span text:style-name="T18">autocertificazione del proprietario dell’alloggio nella quale venga dichiarata </text:span><text:span text:style-name="T16">“la piena ed esclusiva proprietà della porzione di sottotetto interessata dall’intervento e che ne terzi, ne il condominio e ne altri condomini hanno diritti di sorta su di essa”</text:span></text:p>
        </text:list-item>
        <text:list-item>
          <text:p text:style-name="P82">estratto di mappa catastale in scala 1:1000 o 1:2000 con evidenziati i limiti di proprietà;</text:p>
        </text:list-item>
        <text:list-item>
          <text:p text:style-name="P82">documentazione fotografica dello stato dei luoghi e dell’edificio, con planimetria riportante indicati i punti di vista dai quali sono state scattate le fotografie;</text:p>
        </text:list-item>
        <text:list-item>
          <text:p text:style-name="P82">elaborati grafici debitamente quotati con indicate le superfici e la destinazione di ogni locale oggetto di intervento;</text:p>
        </text:list-item>
        <text:list-item>
          <text:p text:style-name="P82">nota di assenso debitamente sottoscritta dal proprietario dell’immobile completa di dati anagrafici dello stesso;</text:p>
        </text:list-item>
        <text:list-item>
          <text:p text:style-name="P82">planimetria catastale e visura dell’unità immobiliare oggetto dell’intervento;<text:span text:style-name="T72">(solo quando non si riesce ad acquisire d'ufficio)</text:span></text:p>
        </text:list-item>
        <text:list-item>
          <text:p text:style-name="P82">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 text:style-name="T17">“Superficie di pavimento degli spazi di un edificio</text:span> <text:span text:style-name="T17">misurata al netto della superficie accessoria e di murature, pilastri, tramezzi, sguinci e vani di porte e finestre” </text:span><text:span text:style-name="T69">si rammenta che nel caso di realizzazione di superfici accessorie direttamente collegate e </text:span><text:span text:style-name="T69">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82"><text:soft-page-break/><text:span text:style-name="T25">indagine geologica</text:span> redatta in conformità alla vigente legislazione in materia, contenente esplicita dichiarazione di fattibilità dell’opera in ordine all'assetto dell'area e alle sue condizioni idrogeologiche e <text:s/>con specifico riferimento:</text:p>
          <text:list>
            <text:list-item>
              <text:p text:style-name="P82">alla compatibilità con le norme di Piano di Bacino vigenti </text:p>
            </text:list-item>
            <text:list-item>
              <text:p text:style-name="P82">al recepimento in fase di progettazione degli indirizzi tecnici vincolanti di cui all'art. 5Bis della normativa di attuazione dei Piani di Bacino vigenti</text:p>
            </text:list-item>
            <text:list-item>
              <text:p text:style-name="P82">alle puntuali verifiche richieste dalla normativa geologica di PUC</text:p>
            </text:list-item>
          </text:list>
        </text:list-item>
        <text:list-item>
          <text:p text:style-name="P83">relazione geotecnica redatta in conformità alla vigente legislazione in materia;</text:p>
        </text:list-item>
        <text:list-item>
          <text:p text:style-name="P79"><text:span text:style-name="T18">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text:span><text:span text:style-name="T21">(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text:span><text:span text:style-name="T18">; </text:span><text:span text:style-name="T22">(oppure) copia dell’atto unilaterale di vincolo dei box alle rispettive unità immobiliari che si andranno a creare, come richiesto dall’art. 2 comma 3 della L.R. n. 24/01;</text:span><text:span text:style-name="T18"> per la definizione di tale atto potrà essere preso contatto con l’ufficio scrivente ritirando presso lo stesso, opportuno fac simile.</text:span><text:span text:style-name="T21"> (da togliere in caso di box x legge sottotetti perché non abbiamo fac simile)</text:span></text:p>
        </text:list-item>
        <text:list-item>
          <text:p text:style-name="P79"><text:span text:style-name="T18">parere preventivo in materia ai fini della prevenzione incendi, rilasciato dal Comando Provinciale dei Vigili del Fuoco </text:span><text:span text:style-name="T22">(oppure) dichiarazione esplicita del progettista in cui si dichiari ….</text:span></text:p>
        </text:list-item>
        <text:list-item>
          <text:p text:style-name="P82">elaborati grafici e relazione con dichiarazione di conformità dell’intervento di cui alla normativa in materia di abbattimento delle barriere architettoniche;</text:p>
        </text:list-item>
        <text:list-item>
          <text:p text:style-name="P90"><text:span text:style-name="T70">(in caso impianto termico o interventi rendimento energetico per in quale non è stato presentato nulla in merito)</text:span> l'intervento proposto <text:span text:style-name="T2">prevede la </text:span><text:span text:style-name="T70">realizzazione di un nuovo impianto di riscaldamento/interviene sulla superficie disperdente dell'edificio,</text:span><text:span text:style-name="T2"> occorre quindi redigere la</text:span> progettazione delle azioni da intraprendere, ai sensi della vigente normativa nazionale in materia di utilizzo delle fonti energetiche rinnovabili e di risparmio energetico, secondo quanto disposto dall'Allegato 1 del D.M. 26/06/2015 attuativo del Dlgs 192/2005 (Applicazione delle metodologie di calcolo delle prestazioni energetiche e definizione delle prescrizioni e dei requisiti minimi degli edifici) riportante il livello di ristrutturazione/riqualificazione energetica dell'intervento;</text:p>
        </text:list-item>
        <text:list-item>
          <text:p text:style-name="P91"><text:span text:style-name="T12">(in caso impianto termico o interventi rendimento energetico) </text:span><text:span text:style-name="T13">il progetto prevede l</text:span><text:span text:style-name="T12">'installazione di un nuovo impianto di riscaldamento / la realizzazione di opere <text:s/>di coibentazione</text:span><text:span text:style-name="T13"> quindi occorre integrare la relazione tecnica con un capitolo contenente le descrizioni e <text:s/>le dichiarazione previste dall'art. 33.4 <text:s/>comma 5 e 6 del vigente Regolamento Edilizio</text:span></text:p>
        </text:list-item>
        <text:list-item>
          <text:p text:style-name="P92"><text:span text:style-name="T14">(in caso impianto termico o interventi rendimento energetico con documentazione carente)</text:span><text:span text:style-name="T15"> </text:span><text:span text:style-name="T2">puntuale descrizione delle opere riguardanti le modifiche dell’impianto termico in cui, dovrà essere precisata: la potenza del generatore termico e la modalità di evacuazione dei fumi dello stesso. In merito si rammenta che è necessario individuare il livello di ristrutturazione/riqualificazione energetica dell'intervento e redigere la relativa progettazione delle azioni da intraprendere, ai sensi della vigente normativa nazionale in materia, secondo quanto disposto dall'Allegato 1 del D.M. 26/06/2015 attuativo del Dlgs 192/2005 (Applicazione delle metodologie di calcolo delle prestazioni energetiche e </text:span><text:span text:style-name="T2">definizione delle prescrizioni e dei requisiti minimi degli edifici)</text:span></text:p>
        </text:list-item>
        <text:list-item>
          <text:p text:style-name="P91"><text:span text:style-name="T23">nel caso di interventi sulla struttura dichiarazione a firma del tecnico in cui si attesta che gli interventi progettati non recano pregiudizio alla statica dell’immobile (ove tale dichiarazione </text:span><text:soft-page-break/><text:span text:style-name="T23">non sia già compresa nella relazione del tecnico) e, se ritenuto necessario e opportuno, specifici elaborati tecnici e relazione; (l’intervento in oggetto prevede la realizzazione di opere strutturali portanti, per tali motivi qualora </text:span><text:span text:style-name="T68">risulti necessario a termini di legge</text:span><text:span text:style-name="T23"> inoltrare all'Ente di vigilanza competente <text:s/></text:span><text:span text:style-name="T64">la pratica per le opere strutturali</text:span><text:span text:style-name="T23">, dovrà</text:span><text:span text:style-name="T28"> essere prodotta allo scrivente copia dell'avvenuto deposito</text:span><text:span text:style-name="T23"> prima dell’esecuzione di tali opere. Si ricorda che, ai sensi della vigente normativa, il committente, l’esecutore e il direttori lavori, sono solidamente responsabili delle opere realizzate.</text:span></text:p>
        </text:list-item>
      </text:list>
      <text:p text:style-name="P56">Inoltre essendo previsti movimenti terra dovrà essere prodotta la documentazione relativa alle terre e rocce da scavo con gli adempimenti a seconda del caso:</text:p>
      <text:p text:style-name="P56"/>
      <text:list xml:id="list9176716394867951433" text:style-name="WW8Num15">
        <text:list-item>
          <text:list>
            <text:list-item>
              <text:p text:style-name="P86"><text:span text:style-name="T38">nel caso in cui </text:span><text:span text:style-name="Car._20_predefinito_20_paragrafo"><text:span text:style-name="T38">non sia previsto il riutilizzo</text:span></text:span><text:span text:style-name="T38">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40">conferimento in discarica,</text:span></text:span><text:span text:style-name="T38"> <text:s/>delle stesse, attenendosi a quanto previsto dalle vigenti norme in materia </text:span><text:span text:style-name="Car._20_predefinito_20_paragrafo"><text:span text:style-name="T41">(</text:span></text:span><text:span text:style-name="Car._20_predefinito_20_paragrafo"><text:span text:style-name="T4">vedasi modello “Autocertificazione terre da scavo presso discarica” predisposto dal Settore scaricabile dal sito internet <text:s text:c="2"/></text:span></text:span><text:a xlink:type="simple" xlink:href="http://www.comune.savona.it/" text:style-name="Internet_20_link"><text:span text:style-name="Hyperlink"><text:span text:style-name="T41">www.comune.savona.it</text:span></text:span></text:a><text:span text:style-name="Hyperlink"><text:span text:style-name="T41">)</text:span></text:span></text:p>
            </text:list-item>
          </text:list>
          <text:list>
            <text:list-item>
              <text:p text:style-name="P86"><text:span text:style-name="T35">nel caso in cui </text:span><text:span text:style-name="Car._20_predefinito_20_paragrafo"><text:span text:style-name="T34">ne sia previsto il riutilizzo</text:span></text:span><text:span text:style-name="T34"> per i reinterri o riempimenti in sito o in altre aree,</text:span><text:span text:style-name="T35"> dovranno essere attivate le procedure previste dalla normativa vigente recentement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41">(</text:span></text:span><text:span text:style-name="Car._20_predefinito_20_paragrafo"><text:span text:style-name="T4">vedasi modello </text:span></text:span><text:span text:style-name="Car._20_predefinito_20_paragrafo"><text:span text:style-name="T5">“Autocertificazione terre da scavo riutilizzo in sito”</text:span></text:span><text:span text:style-name="Car._20_predefinito_20_paragrafo"><text:span text:style-name="T4"> predisposto dal Settore scaricabile dal sito internet <text:s text:c="2"/></text:span></text:span><text:span text:style-name="Hyperlink"><text:span text:style-name="T41">www.comune.savona.it)</text:span></text:span></text:p>
            </text:list-item>
            <text:list-item>
              <text:p text:style-name="P86"><text:span text:style-name="Hyperlink"><text:span text:style-name="T61">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p text:style-name="P80"/>
            </text:list-item>
          </text:list>
        </text:list-item>
      </text:list>
      <text:p text:style-name="P56">Infine si rammenta l'obbligo del rispetto della normativa regionale per la prevenzione delle cadute dall'alto nei cantieri edili introdotta con la legge regionale n.5 del 15/02/2010, modificata dalla L.R. 43 del 17.12.2012.</text:p>
      <text:p text:style-name="P56">La normativa sopraccitata prevede l'obbligo di realizzare un sistema di ancoraggio permanente e sicuro per i lavoratori che operano sul tetto.</text:p>
      <text:p text:style-name="P56">A tal fine è necessario trasmettere:</text:p>
      <text:list xml:id="list8999521343543051964" text:style-name="L4">
        <text:list-item>
          <text:p text:style-name="P93">elaborato planimetrico contenente l’individuazione dei punti di installazione dei dispositivi di ancoraggio, degli accessi e dei percorsi;</text:p>
        </text:list-item>
        <text:list-item>
          <text:p text:style-name="P94">relazione di calcolo di verifica della resistenza dei punti di ancoraggio rilasciata dal progettista stesso o da altro professionista abilitato.</text:p>
        </text:list-item>
      </text:list>
      <text:p text:style-name="P31"/>
      <text:p text:style-name="P27"><text:tab/>Si precisa che l'effettiva possibilità di insediamento di attività commerciali (non espressamente proposta nella SC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p>
      <text:p text:style-name="P29"><text:soft-page-break/><text:tab/><text:span text:style-name="T29"><text:tab/></text:span></text:p>
      <text:p text:style-name="P65"/>
      <text:p text:style-name="P28"><text:span text:style-name="T71"><text:tab/></text:span><text:span text:style-name="T67">L'ufficio si riserva, alla luce della documentazione integrativa che verrà prodotta, di vietare la prosecuzione dell'attività e di far rimuovere gli eventuali effetti dannosi di essa qualora se ne riconoscano i presupposti ai sensi del citato art 19 comma 3 L 241/90e s.m.i.</text:span></text:p>
      <text:p text:style-name="P37"/>
      <text:p text:style-name="P23"><text:tab/><text:span text:style-name="T65">In caso di inottemperanza nei termini sopra definiti, la SCIA risulterà inefficace e verrà archiviata. </text:span></text:p>
      <text:p text:style-name="P33"/>
      <text:p text:style-name="P33"><text:span text:style-name="T30"><text:tab/></text:span><text:span text:style-name="T2">Le eventuali opere eseguite senza che tale documentazione sia stata presentata nei termini di cui sopra, saranno considerate prive di titolo edilizio e per le stesse troverà applicazione quanto stabilito dall'art. 19 comma 3 della Legge n. 241/1990 e s.m.i.</text:span></text:p>
      <text:p text:style-name="P32"/>
      <text:p text:style-name="P55"><text:tab/></text:p>
      <text:p text:style-name="P25"><text:tab/>Si comunica che il responsabile del procedimento è il Dirigente architetto Giovanna Macario. </text:p>
      <text:p text:style-name="P25"><text:tab/>Per informazioni relative alla sua pratica può rivolgersi, nell'orario dedicato al ricevimento, <text:span text:style-name="T69">all'istruttore tecnico </text:span><text:span text:style-name="T17"><text:s/>[istruttore_tecnico] </text:span>e in sua assenza all'arch. Caterina Curti.</text:p>
      <text:p text:style-name="P34"/>
      <text:p text:style-name="P57"/>
      <text:p text:style-name="P26"><text:tab/>Distinti saluti.</text:p>
      <text:p text:style-name="P24"/>
      <table:table table:name="Tabella5" table:style-name="Tabella5">
        <table:table-column table:style-name="Tabella5.A"/>
        <table:table-column table:style-name="Tabella5.B"/>
        <table:table-row table:style-name="Tabella5.1">
          <table:table-cell table:style-name="Tabella5.A1" office:value-type="string">
            <text:p text:style-name="P11"/>
          </table:table-cell>
          <table:table-cell table:style-name="Tabella5.A1" office:value-type="string">
            <text:p text:style-name="P14">Il Dirigente</text:p>
          </table:table-cell>
        </table:table-row>
        <table:table-row table:style-name="Tabella5.1">
          <table:table-cell table:style-name="Tabella5.A1" office:value-type="string">
            <text:p text:style-name="P12"/>
          </table:table-cell>
          <table:table-cell table:style-name="Tabella5.A1" office:value-type="string">
            <text:p text:style-name="P36">${documentRoot.protocollo.DIRIGENTE_DEFINITIVO} </text:p>
            <text:p text:style-name="P4">(Sottoscritto digitalmente ai sensi</text:p>
            <text:p text:style-name="P4">dell'art. 21 D.Lgs n. 82/2005 e s.m.i.)</text:p>
            <text:p text:style-name="P11"/>
          </table:table-cell>
        </table:table-row>
      </table:table>
      <text:p text:style-name="P18">REFERENTI PER LA PRATICA:</text:p>
      <text:p text:style-name="P19">Istruttore della pratica: <text:span text:style-name="T26"><text:s/>[istruttore_tecnico]</text:span> (0198310 <text:s text:c="8"/>)</text:p>
      <text:p text:style-name="P20">Responsabile dell'U.O. Edilizia certificata Arch. Caterina Curti</text:p>
      <text:p text:style-name="P3"><text:span text:style-name="Car._20_predefinito_20_paragrafo"><text:span text:style-name="T3"/></text:span></text:p>
      <text:p text:style-name="P58"/>
      <text:p text:style-name="P58"/>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Car._20_predefinito_20_paragrafo1" style:display-name="Car. predefinito paragrafo1" style:family="text"/>
    <style:style style:name="WW-Hyperlink1" style:family="text" style:parent-style-name="Car._20_predefinito_20_paragrafo1">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7.027cm" fo:margin-left="0cm" fo:margin-right="-0.026cm" table:align="margins" style:writing-mode="lr-tb"/>
    </style:style>
    <style:style style:name="Tabella4.A" style:family="table-column">
      <style:table-column-properties style:column-width="4.353cm" style:rel-column-width="16755*"/>
    </style:style>
    <style:style style:name="Tabella4.B" style:family="table-column">
      <style:table-column-properties style:column-width="4.122cm" style:rel-column-width="15866*"/>
    </style:style>
    <style:style style:name="Tabella4.C" style:family="table-column">
      <style:table-column-properties style:column-width="3.671cm" style:rel-column-width="14128*"/>
    </style:style>
    <style:style style:name="Tabella4.D" style:family="table-column">
      <style:table-column-properties style:column-width="4.881cm" style:rel-column-width="18786*"/>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4.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4.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4.B2" style:family="table-cell">
      <style:table-cell-properties style:vertical-align="top" fo:padding-left="0.123cm" fo:padding-right="0.123cm" fo:padding-top="0cm" fo:padding-bottom="0cm" fo:border="none" style:writing-mode="lr-tb"/>
    </style:style>
    <style:style style:name="Tabella4.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4.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4.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4.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0cm" fo:margin-right="0cm" fo:text-align="start" style:justify-single-word="false" fo:orphans="2" fo:widows="2" fo:text-indent="0cm" style:auto-text-indent="false" style:page-number="auto"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4" style:family="paragraph" style:parent-style-name="Normale">
      <style:paragraph-properties fo:text-align="center" style:justify-single-word="false" fo:hyphenation-ladder-count="no-limit"/>
      <style:text-properties style:font-name="Arial" fo:font-size="17pt" fo:font-weight="bold" style:font-size-asian="17pt" style:font-weight-asian="bold" style:font-size-complex="11pt" fo:hyphenate="false" fo:hyphenation-remain-char-count="2" fo:hyphenation-push-char-count="2"/>
    </style:style>
    <style:style style:name="MP5"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style:font-size-asian="11pt" style:font-size-complex="11pt" fo:hyphenate="false" fo:hyphenation-remain-char-count="2" fo:hyphenation-push-char-count="2"/>
    </style:style>
    <style:style style:name="MP6" style:family="paragraph" style:parent-style-name="Standard">
      <style:paragraph-properties fo:margin-left="2.251cm" fo:margin-right="0cm" fo:text-align="center" style:justify-single-word="false" fo:hyphenation-ladder-count="no-limit" fo:text-indent="-2.251cm" style:auto-text-indent="false">
        <style:tab-stops/>
      </style:paragraph-properties>
      <style:text-properties style:font-name="Arial" fo:font-size="11pt" fo:font-style="italic" fo:font-weight="normal" style:font-size-asian="11pt" style:font-style-asian="italic" style:font-weight-asian="normal" style:font-size-complex="11pt" style:font-style-complex="italic" style:font-weight-complex="normal" fo:hyphenate="false" fo:hyphenation-remain-char-count="2" fo:hyphenation-push-char-count="2"/>
    </style:style>
    <style:style style:name="MP7"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P10" style:family="paragraph" style:parent-style-name="Standard" style:master-page-name="">
      <style:paragraph-properties style:page-number="auto" fo:background-color="transparent">
        <style:tab-stops/>
        <style:background-image/>
      </style:paragraph-properties>
    </style:style>
    <style:style style:name="MP11" style:family="paragraph" style:parent-style-name="Standard">
      <style:paragraph-properties fo:background-color="transparent">
        <style:tab-stops/>
        <style:background-image/>
      </style:paragraph-properties>
    </style:style>
    <style:style style:name="MT1" style:family="text">
      <style:text-properties fo:letter-spacing="-0.005cm" fo:font-weight="bold" style:font-weight-asian="bold"/>
    </style:style>
    <style:style style:name="MT2" style:family="text">
      <style:text-properties fo:background-color="transparent"/>
    </style:style>
    <style:style style:name="M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text:p text:style-name="MP1"/>
        <text:p text:style-name="MP1"/>
      </style:footer>
    </style:master-page>
    <style:master-page style:name="First_20_Page" style:display-name="First Page" style:page-layout-name="Mpm2" style:next-style-name="Standard">
      <style:header>
        <text:p text:style-name="MP2"/>
        <text:p text:style-name="MP3"><draw:frame draw:style-name="Mfr1" draw:name="Immagine1" text:anchor-type="paragraph" svg:y="-0.852cm" svg:width="3.805cm" svg:height="2.166cm" draw:z-index="0"><draw:image xlink:href="Pictures/10000000000000A500000064294780F2.gif" xlink:type="simple" xlink:show="embed" xlink:actuate="onLoad"/></draw:frame></text:p>
        <text:p text:style-name="MP3"/>
        <text:p text:style-name="MP3"/>
        <text:p text:style-name="MP4">COMUNE di SAVONA</text:p>
        <text:p text:style-name="MP5"><text:bookmark text:name="nMyC69"/><text:span text:style-name="Car._20_predefinito_20_paragrafo"><text:span text:style-name="MT1">SETTORE 4 - PIANIFICAZIONE TERRITORIALE E SISTEMI INFORMATIVI</text:span></text:span></text:p>
        <text:p text:style-name="MP6"><text:span text:style-name="Car._20_predefinito_20_paragrafo"><text:span text:style-name="MT1">SPORTELLO UNICO PER L'EDILIZIA</text:span></text:span></text:p>
        <text:p text:style-name="MP3"/>
      </style:header>
      <style:header-left>
        <text:p text:style-name="Header_20_left"/>
      </style:header-left>
      <style:footer>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table:number-columns-spanned="2" office:value-type="string">
              <text:p text:style-name="MP7">Settore Pianificazione Territoriale e Sistemi Informativi</text:p>
            </table:table-cell>
            <table:covered-table-cell/>
            <table:table-cell table:style-name="Tabella4.A1" office:value-type="string">
              <text:p text:style-name="MP7">Dirigente:</text:p>
            </table:table-cell>
            <table:table-cell table:style-name="Tabella4.D1" office:value-type="string">
              <text:p text:style-name="MP7">arch. Giovanna Macario</text:p>
            </table:table-cell>
          </table:table-row>
          <table:table-row table:style-name="Tabella4.1">
            <table:table-cell table:style-name="Tabella4.A2" office:value-type="string">
              <text:p text:style-name="MP8">corso Italia 19 <text:s/>- <text:s text:c="2"/>17100 Savona</text:p>
            </table:table-cell>
            <table:table-cell table:style-name="Tabella4.B2" office:value-type="string">
              <text:p text:style-name="MP8"/>
            </table:table-cell>
            <table:table-cell table:style-name="Tabella4.A2" office:value-type="string">
              <text:p text:style-name="MP8"/>
            </table:table-cell>
            <table:table-cell table:style-name="Tabella4.D2" office:value-type="string">
              <text:p text:style-name="MP9"/>
            </table:table-cell>
          </table:table-row>
          <table:table-row table:style-name="Tabella4.1">
            <table:table-cell table:style-name="Tabella4.A2" office:value-type="string">
              <text:p text:style-name="MP8">Posta certificata </text:p>
            </table:table-cell>
            <table:table-cell table:style-name="Tabella4.B2" office:value-type="string">
              <text:p text:style-name="MP8">posta@pec.comune.savona.it</text:p>
            </table:table-cell>
            <table:table-cell table:style-name="Tabella4.A2" office:value-type="string">
              <text:p text:style-name="MP8"/>
            </table:table-cell>
            <table:table-cell table:style-name="Tabella4.D2" office:value-type="string">
              <text:p text:style-name="MP8"/>
            </table:table-cell>
          </table:table-row>
          <table:table-row table:style-name="Tabella4.1">
            <table:table-cell table:style-name="Tabella4.A4" office:value-type="string">
              <text:p text:style-name="MP8"/>
            </table:table-cell>
            <table:table-cell table:style-name="Tabella4.B4" office:value-type="string">
              <text:p text:style-name="MP8">Tel. 019-831<text:span text:style-name="MT2">01</text:span></text:p>
            </table:table-cell>
            <table:table-cell table:style-name="Tabella4.A4" office:value-type="string">
              <text:p text:style-name="MP8">Orario:</text:p>
            </table:table-cell>
            <table:table-cell table:style-name="Tabella4.D4" office:value-type="string">
              <text:p text:style-name="MP8">Martedì e giovedì ore 10:00 - 12:30</text:p>
            </table:table-cell>
          </table:table-row>
        </table:table>
        <text:p text:style-name="MP10"/>
        <text:p text:style-name="MP11"/>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creation-date>2014-04-14T17:31:08.969000000</meta:creation-date>
    <dc:date>2019-12-09T15:04:45.74</dc:date>
    <meta:print-date>2013-02-20T09:35:00</meta:print-date>
    <meta:editing-cycles>51</meta:editing-cycles>
    <meta:editing-duration>PT4H10M12S</meta:editing-duration>
    <meta:generator>OpenOffice/4.0.0$Win32 OpenOffice.org_project/400m3$Build-9702</meta:generator>
    <meta:document-statistic meta:table-count="5" meta:image-count="1" meta:object-count="0" meta:page-count="7" meta:paragraph-count="114" meta:word-count="3017" meta:character-count="21723"/>
  </office:meta>
</office:document-meta>
</file>